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wiss" style:font-pitch="variable"/>
    <style:font-face style:name="Unifont1" svg:font-family="Unifont" style:font-family-generic="system" style:font-pitch="variable"/>
    <style:font-face style:name="sans-serif" svg:font-family="sans-serif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cccccc" draw:textarea-horizontal-align="center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cccccc" draw:textarea-horizontal-align="center" draw:textarea-vertical-align="middle" fo:padding-top="0.164cm" fo:padding-bottom="0.164cm" fo:padding-left="0.289cm" fo:padding-right="0.289cm"/>
    </style:style>
    <style:style style:name="gr4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cc" draw:textarea-horizontal-align="center" draw:textarea-vertical-align="middle"/>
    </style:style>
    <style:style style:name="gr5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cc" draw:textarea-horizontal-align="center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66" draw:textarea-horizontal-align="center" draw:textarea-vertical-align="middle"/>
    </style:style>
    <style:style style:name="gr7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66" draw:textarea-horizontal-align="center" draw:textarea-vertical-align="middle" fo:padding-top="0.138cm" fo:padding-bottom="0.138cm" fo:padding-left="0.263cm" fo:padding-right="0.263cm"/>
    </style:style>
    <style:style style:name="gr8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ff" draw:textarea-horizontal-align="center" draw:textarea-vertical-align="middle"/>
    </style:style>
    <style:style style:name="gr9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ff" draw:textarea-horizontal-align="center" draw:textarea-vertical-align="middle" fo:padding-top="0.138cm" fo:padding-bottom="0.138cm" fo:padding-left="0.263cm" fo:padding-right="0.263cm"/>
    </style:style>
    <style:style style:name="gr10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99cc99" draw:textarea-horizontal-align="center" draw:textarea-vertical-align="middle"/>
    </style:style>
    <style:style style:name="gr11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99cc99" draw:textarea-horizontal-align="center" draw:textarea-vertical-align="middle" fo:padding-top="0.138cm" fo:padding-bottom="0.138cm" fo:padding-left="0.263cm" fo:padding-right="0.263cm"/>
    </style:style>
    <style:style style:name="gr12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99" draw:textarea-horizontal-align="center" draw:textarea-vertical-align="middle" fo:padding-top="0.164cm" fo:padding-bottom="0.164cm" fo:padding-left="0.289cm" fo:padding-right="0.289cm"/>
    </style:style>
    <style:style style:name="gr13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ccccff" draw:textarea-horizontal-align="center" draw:textarea-vertical-align="middle"/>
    </style:style>
    <style:style style:name="gr14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ccccff" draw:textarea-horizontal-align="center" draw:textarea-vertical-align="middle" fo:padding-top="0.138cm" fo:padding-bottom="0.138cm" fo:padding-left="0.263cm" fo:padding-right="0.263cm"/>
    </style:style>
    <style:style style:name="gr15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cc99ff" draw:textarea-horizontal-align="center" draw:textarea-vertical-align="middle"/>
    </style:style>
    <style:style style:name="gr16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cc99ff" draw:textarea-horizontal-align="center" draw:textarea-vertical-align="middle" fo:padding-top="0.138cm" fo:padding-bottom="0.138cm" fo:padding-left="0.263cm" fo:padding-right="0.263cm"/>
    </style:style>
    <style:style style:name="gr17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ccff" draw:textarea-horizontal-align="center" draw:textarea-vertical-align="middle"/>
    </style:style>
    <style:style style:name="gr18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ccff" draw:textarea-horizontal-align="center" draw:textarea-vertical-align="middle" fo:padding-top="0.138cm" fo:padding-bottom="0.138cm" fo:padding-left="0.263cm" fo:padding-right="0.263cm"/>
    </style:style>
    <style:style style:name="gr19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ccff" draw:textarea-horizontal-align="center" draw:textarea-vertical-align="middle" fo:padding-top="0.164cm" fo:padding-bottom="0.164cm" fo:padding-left="0.289cm" fo:padding-right="0.289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5.674cm" fo:min-width="4.23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2.838cm" fo:min-width="5.0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5.674cm" fo:min-width="3.67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2.838cm" fo:min-width="5.7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5.674cm" fo:min-width="3.0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5.674cm" fo:min-width="4.79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2.838cm" fo:min-width="0.98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2.838cm" fo:min-width="4.3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9900" draw:textarea-horizontal-align="center" draw:textarea-vertical-align="middle"/>
    </style:style>
    <style:style style:name="gr29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9900" draw:textarea-horizontal-align="center" draw:textarea-vertical-align="middle" fo:padding-top="0.138cm" fo:padding-bottom="0.138cm" fo:padding-left="0.263cm" fo:padding-right="0.263cm"/>
    </style:style>
    <style:style style:name="gr30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cc00" draw:textarea-horizontal-align="center" draw:textarea-vertical-align="middle"/>
    </style:style>
    <style:style style:name="gr31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cc00" draw:textarea-horizontal-align="center" draw:textarea-vertical-align="middle" fo:padding-top="0.138cm" fo:padding-bottom="0.138cm" fo:padding-left="0.263cm" fo:padding-right="0.263cm"/>
    </style:style>
    <style:style style:name="gr32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ff00" draw:textarea-horizontal-align="center" draw:textarea-vertical-align="middle"/>
    </style:style>
    <style:style style:name="gr33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ff00" draw:textarea-horizontal-align="center" draw:textarea-vertical-align="middle" fo:padding-top="0.138cm" fo:padding-bottom="0.138cm" fo:padding-left="0.263cm" fo:padding-right="0.263cm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2.524cm" fo:min-width="1.25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ff00" draw:textarea-horizontal-align="center" draw:textarea-vertical-align="middle" fo:padding-top="0.164cm" fo:padding-bottom="0.164cm" fo:padding-left="0.289cm" fo:padding-right="0.289cm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2.524cm" fo:min-width="1.89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cccc" draw:textarea-horizontal-align="center" draw:textarea-vertical-align="middle"/>
    </style:style>
    <style:style style:name="gr38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ff" draw:textarea-horizontal-align="center" draw:textarea-vertical-align="middle" fo:padding-top="0.164cm" fo:padding-bottom="0.164cm" fo:padding-left="0.289cm" fo:padding-right="0.289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2.838cm" fo:min-width="1.55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66" draw:textarea-horizontal-align="center" draw:textarea-vertical-align="middle" fo:padding-top="0.164cm" fo:padding-bottom="0.164cm" fo:padding-left="0.289cm" fo:padding-right="0.289cm"/>
    </style:style>
    <style:style style:name="gr41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cc99ff" draw:textarea-horizontal-align="center" draw:textarea-vertical-align="middle" fo:padding-top="0.164cm" fo:padding-bottom="0.164cm" fo:padding-left="0.289cm" fo:padding-right="0.289cm"/>
    </style:style>
    <style:style style:name="gr42" style:family="graphic" style:parent-style-name="standard">
      <style:graphic-properties draw:stroke="none" draw:fill="none" draw:fill-color="#ffffff" draw:textarea-horizontal-align="left" draw:auto-grow-width="true" fo:min-height="2.838cm" fo:min-width="4.44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left" draw:auto-grow-width="true" fo:min-height="2.838cm" fo:min-width="3.17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2.838cm" fo:min-width="3.74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cc00" draw:textarea-horizontal-align="center" draw:textarea-vertical-align="middle" fo:padding-top="0.164cm" fo:padding-bottom="0.164cm" fo:padding-left="0.289cm" fo:padding-right="0.289cm"/>
    </style:style>
    <style:style style:name="gr46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47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99cccc" draw:textarea-horizontal-align="center" draw:textarea-vertical-align="middle" fo:padding-top="0.164cm" fo:padding-bottom="0.164cm" fo:padding-left="0.289cm" fo:padding-right="0.289cm"/>
    </style:style>
    <style:style style:name="gr48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ccccff" draw:textarea-horizontal-align="center" draw:textarea-vertical-align="middle" fo:padding-top="0.164cm" fo:padding-bottom="0.164cm" fo:padding-left="0.289cm" fo:padding-right="0.289cm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2.838cm" fo:min-width="4.30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2.838cm" fo:min-width="0.84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2.838cm" fo:min-width="2.89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2.838cm" fo:min-width="3.60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5.674cm" fo:min-width="1.69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solid" draw:stroke-dash="Dash_20_Dot_20_4" svg:stroke-width="0.079cm" svg:stroke-color="#000000" draw:stroke-linejoin="miter" svg:stroke-linecap="butt" draw:fill="none" draw:fill-color="#ff9900" draw:textarea-horizontal-align="center" draw:textarea-vertical-align="middle" fo:padding-top="0.164cm" fo:padding-bottom="0.164cm" fo:padding-left="0.289cm" fo:padding-right="0.289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 draw:fill-color="#cccccc"/>
      <style:paragraph-properties fo:text-align="center"/>
    </style:style>
    <style:style style:name="P3" style:family="paragraph">
      <loext:graphic-properties draw:fill="solid" draw:fill-color="#99cccc"/>
      <style:paragraph-properties fo:text-align="center"/>
    </style:style>
    <style:style style:name="P4" style:family="paragraph">
      <loext:graphic-properties draw:fill="none" draw:fill-color="#99cccc"/>
      <style:paragraph-properties fo:text-align="center"/>
    </style:style>
    <style:style style:name="P5" style:family="paragraph">
      <loext:graphic-properties draw:fill="solid" draw:fill-color="#99cc66"/>
      <style:paragraph-properties fo:text-align="center"/>
    </style:style>
    <style:style style:name="P6" style:family="paragraph">
      <loext:graphic-properties draw:fill="none" draw:fill-color="#99cc66"/>
      <style:paragraph-properties fo:text-align="center"/>
    </style:style>
    <style:style style:name="P7" style:family="paragraph">
      <loext:graphic-properties draw:fill="solid" draw:fill-color="#99ccff"/>
      <style:paragraph-properties fo:text-align="center"/>
    </style:style>
    <style:style style:name="P8" style:family="paragraph">
      <loext:graphic-properties draw:fill="none" draw:fill-color="#99ccff"/>
      <style:paragraph-properties fo:text-align="center"/>
    </style:style>
    <style:style style:name="P9" style:family="paragraph">
      <loext:graphic-properties draw:fill="solid" draw:fill-color="#99cc99"/>
      <style:paragraph-properties fo:text-align="center"/>
    </style:style>
    <style:style style:name="P10" style:family="paragraph">
      <loext:graphic-properties draw:fill="none" draw:fill-color="#99cc99"/>
      <style:paragraph-properties fo:text-align="center"/>
    </style:style>
    <style:style style:name="P11" style:family="paragraph">
      <loext:graphic-properties draw:fill="solid" draw:fill-color="#ccccff"/>
      <style:paragraph-properties fo:text-align="center"/>
    </style:style>
    <style:style style:name="P12" style:family="paragraph">
      <loext:graphic-properties draw:fill="none" draw:fill-color="#ccccff"/>
      <style:paragraph-properties fo:text-align="center"/>
    </style:style>
    <style:style style:name="P13" style:family="paragraph">
      <loext:graphic-properties draw:fill="solid" draw:fill-color="#cc99ff"/>
      <style:paragraph-properties fo:text-align="center"/>
    </style:style>
    <style:style style:name="P14" style:family="paragraph">
      <loext:graphic-properties draw:fill="none" draw:fill-color="#cc99ff"/>
      <style:paragraph-properties fo:text-align="center"/>
    </style:style>
    <style:style style:name="P15" style:family="paragraph">
      <loext:graphic-properties draw:fill="solid" draw:fill-color="#ffccff"/>
      <style:paragraph-properties fo:text-align="center"/>
    </style:style>
    <style:style style:name="P16" style:family="paragraph">
      <loext:graphic-properties draw:fill="none" draw:fill-color="#ffcc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14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7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P19" style:family="paragraph">
      <loext:graphic-properties draw:fill="solid" draw:fill-color="#ff9900"/>
      <style:paragraph-properties fo:text-align="center"/>
    </style:style>
    <style:style style:name="P20" style:family="paragraph">
      <loext:graphic-properties draw:fill="none" draw:fill-color="#ff9900"/>
      <style:paragraph-properties fo:text-align="center"/>
    </style:style>
    <style:style style:name="P21" style:family="paragraph">
      <loext:graphic-properties draw:fill="solid" draw:fill-color="#ffcc00"/>
      <style:paragraph-properties fo:text-align="center"/>
    </style:style>
    <style:style style:name="P22" style:family="paragraph">
      <loext:graphic-properties draw:fill="none" draw:fill-color="#ffcc00"/>
      <style:paragraph-properties fo:text-align="center"/>
    </style:style>
    <style:style style:name="P23" style:family="paragraph">
      <loext:graphic-properties draw:fill="solid" draw:fill-color="#ffff00"/>
      <style:paragraph-properties fo:text-align="center"/>
    </style:style>
    <style:style style:name="P24" style:family="paragraph">
      <loext:graphic-properties draw:fill="none" draw:fill-color="#ffff00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bababa" loext:opacity="100%" style:text-outline="false" style:text-line-through-style="none" style:text-line-through-type="none" style:font-name="sans-serif" fo:font-size="6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64pt" style:font-name-complex="sans-serif" style:font-size-complex="64pt" style:text-scale="100%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72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sans-serif" fo:font-size="14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sans-serif" fo:font-size="144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sans-serif" fo:font-size="7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T3" style:family="text">
      <style:text-properties fo:color="#bababa" loext:opacity="100%" style:text-outline="false" style:text-line-through-style="none" style:text-line-through-type="none" style:font-name="sans-serif" fo:font-size="6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64pt" style:font-name-complex="sans-serif" style:font-size-complex="64pt" style:text-scale="100%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sans-serif" fo:font-size="72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72pt" style:font-name-complex="sans-serif" style:font-size-complex="72pt" style:text-scale="100%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sans-serif" fo:font-size="144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44pt" style:font-name-complex="sans-serif" style:font-size-complex="144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287cm" svg:height="2.287cm" svg:x="2.571cm" svg:y="2.536cm" svg:viewBox="0 0 2288 2288" draw:points="1144,2288 0,2288 0,0 2288,0 2288,2288">
          <text:p/>
        </draw:polygon>
        <draw:polygon draw:style-name="gr2" draw:text-style-name="P2" draw:layer="layout" svg:width="2.287cm" svg:height="2.287cm" svg:x="2.571cm" svg:y="2.536cm" svg:viewBox="0 0 2288 2288" draw:points="1144,2288 0,2288 0,0 2288,0 2288,2288">
          <text:p/>
        </draw:polygon>
        <draw:polygon draw:style-name="gr1" draw:text-style-name="P1" draw:layer="layout" svg:width="2.287cm" svg:height="2.287cm" svg:x="2.571cm" svg:y="4.824cm" svg:viewBox="0 0 2288 2288" draw:points="1144,2288 0,2288 0,0 2288,0 2288,2288">
          <text:p/>
        </draw:polygon>
        <draw:polygon draw:style-name="gr2" draw:text-style-name="P2" draw:layer="layout" svg:width="2.287cm" svg:height="2.287cm" svg:x="2.571cm" svg:y="4.824cm" svg:viewBox="0 0 2288 2288" draw:points="1144,2288 0,2288 0,0 2288,0 2288,2288">
          <text:p/>
        </draw:polygon>
        <draw:polygon draw:style-name="gr1" draw:text-style-name="P1" draw:layer="layout" svg:width="2.287cm" svg:height="2.286cm" svg:x="2.571cm" svg:y="7.112cm" svg:viewBox="0 0 2288 2287" draw:points="1144,2287 0,2287 0,0 2288,0 2288,2287">
          <text:p/>
        </draw:polygon>
        <draw:polygon draw:style-name="gr2" draw:text-style-name="P2" draw:layer="layout" svg:width="2.287cm" svg:height="2.286cm" svg:x="2.571cm" svg:y="7.112cm" svg:viewBox="0 0 2288 2287" draw:points="1144,2287 0,2287 0,0 2288,0 2288,2287">
          <text:p/>
        </draw:polygon>
        <draw:polygon draw:style-name="gr1" draw:text-style-name="P1" draw:layer="layout" svg:width="2.287cm" svg:height="2.287cm" svg:x="2.571cm" svg:y="9.399cm" svg:viewBox="0 0 2288 2288" draw:points="1144,2288 0,2288 0,0 2288,0 2288,2288">
          <text:p/>
        </draw:polygon>
        <draw:polygon draw:style-name="gr2" draw:text-style-name="P2" draw:layer="layout" svg:width="2.287cm" svg:height="2.287cm" svg:x="2.571cm" svg:y="9.399cm" svg:viewBox="0 0 2288 2288" draw:points="1144,2288 0,2288 0,0 2288,0 2288,2288">
          <text:p/>
        </draw:polygon>
        <draw:polygon draw:style-name="gr1" draw:text-style-name="P1" draw:layer="layout" svg:width="2.286cm" svg:height="2.287cm" svg:x="4.859cm" svg:y="2.536cm" svg:viewBox="0 0 2287 2288" draw:points="1144,2288 0,2288 0,0 2287,0 2287,2288">
          <text:p/>
        </draw:polygon>
        <draw:polygon draw:style-name="gr2" draw:text-style-name="P2" draw:layer="layout" svg:width="2.286cm" svg:height="2.287cm" svg:x="4.859cm" svg:y="2.536cm" svg:viewBox="0 0 2287 2288" draw:points="1144,2288 0,2288 0,0 2287,0 2287,2288">
          <text:p/>
        </draw:polygon>
        <draw:polygon draw:style-name="gr1" draw:text-style-name="P1" draw:layer="layout" svg:width="2.286cm" svg:height="2.287cm" svg:x="4.859cm" svg:y="4.824cm" svg:viewBox="0 0 2287 2288" draw:points="1144,2288 0,2288 0,0 2287,0 2287,2288">
          <text:p/>
        </draw:polygon>
        <draw:polygon draw:style-name="gr2" draw:text-style-name="P2" draw:layer="layout" svg:width="2.286cm" svg:height="2.287cm" svg:x="4.859cm" svg:y="4.824cm" svg:viewBox="0 0 2287 2288" draw:points="1144,2288 0,2288 0,0 2287,0 2287,2288">
          <text:p/>
        </draw:polygon>
        <draw:polygon draw:style-name="gr1" draw:text-style-name="P1" draw:layer="layout" svg:width="2.286cm" svg:height="2.286cm" svg:x="4.859cm" svg:y="7.112cm" svg:viewBox="0 0 2287 2287" draw:points="1144,2287 0,2287 0,0 2287,0 2287,2287">
          <text:p/>
        </draw:polygon>
        <draw:polygon draw:style-name="gr2" draw:text-style-name="P2" draw:layer="layout" svg:width="2.286cm" svg:height="2.286cm" svg:x="4.859cm" svg:y="7.112cm" svg:viewBox="0 0 2287 2287" draw:points="1144,2287 0,2287 0,0 2287,0 2287,2287">
          <text:p/>
        </draw:polygon>
        <draw:polygon draw:style-name="gr1" draw:text-style-name="P1" draw:layer="layout" svg:width="2.286cm" svg:height="2.287cm" svg:x="4.859cm" svg:y="9.399cm" svg:viewBox="0 0 2287 2288" draw:points="1144,2288 0,2288 0,0 2287,0 2287,2288">
          <text:p/>
        </draw:polygon>
        <draw:polygon draw:style-name="gr2" draw:text-style-name="P2" draw:layer="layout" svg:width="2.286cm" svg:height="2.287cm" svg:x="4.859cm" svg:y="9.399cm" svg:viewBox="0 0 2287 2288" draw:points="1144,2288 0,2288 0,0 2287,0 2287,2288">
          <text:p/>
        </draw:polygon>
        <draw:polygon draw:style-name="gr1" draw:text-style-name="P1" draw:layer="layout" svg:width="2.287cm" svg:height="2.287cm" svg:x="7.146cm" svg:y="2.536cm" svg:viewBox="0 0 2288 2288" draw:points="1144,2288 0,2288 0,0 2288,0 2288,2288">
          <text:p/>
        </draw:polygon>
        <draw:polygon draw:style-name="gr2" draw:text-style-name="P2" draw:layer="layout" svg:width="2.287cm" svg:height="2.287cm" svg:x="7.146cm" svg:y="2.536cm" svg:viewBox="0 0 2288 2288" draw:points="1144,2288 0,2288 0,0 2288,0 2288,2288">
          <text:p/>
        </draw:polygon>
        <draw:polygon draw:style-name="gr1" draw:text-style-name="P1" draw:layer="layout" svg:width="2.287cm" svg:height="2.287cm" svg:x="7.146cm" svg:y="4.824cm" svg:viewBox="0 0 2288 2288" draw:points="1144,2288 0,2288 0,0 2288,0 2288,2288">
          <text:p/>
        </draw:polygon>
        <draw:polygon draw:style-name="gr2" draw:text-style-name="P2" draw:layer="layout" svg:width="2.287cm" svg:height="2.287cm" svg:x="7.146cm" svg:y="4.824cm" svg:viewBox="0 0 2288 2288" draw:points="1144,2288 0,2288 0,0 2288,0 2288,2288">
          <text:p/>
        </draw:polygon>
        <draw:polygon draw:style-name="gr1" draw:text-style-name="P1" draw:layer="layout" svg:width="2.287cm" svg:height="2.286cm" svg:x="7.146cm" svg:y="7.112cm" svg:viewBox="0 0 2288 2287" draw:points="1144,2287 0,2287 0,0 2288,0 2288,2287">
          <text:p/>
        </draw:polygon>
        <draw:polygon draw:style-name="gr2" draw:text-style-name="P2" draw:layer="layout" svg:width="2.287cm" svg:height="2.286cm" svg:x="7.146cm" svg:y="7.112cm" svg:viewBox="0 0 2288 2287" draw:points="1144,2287 0,2287 0,0 2288,0 2288,2287">
          <text:p/>
        </draw:polygon>
        <draw:polygon draw:style-name="gr1" draw:text-style-name="P1" draw:layer="layout" svg:width="2.287cm" svg:height="2.287cm" svg:x="7.146cm" svg:y="9.399cm" svg:viewBox="0 0 2288 2288" draw:points="1144,2288 0,2288 0,0 2288,0 2288,2288">
          <text:p/>
        </draw:polygon>
        <draw:polygon draw:style-name="gr2" draw:text-style-name="P2" draw:layer="layout" svg:width="2.287cm" svg:height="2.287cm" svg:x="7.146cm" svg:y="9.399cm" svg:viewBox="0 0 2288 2288" draw:points="1144,2288 0,2288 0,0 2288,0 2288,2288">
          <text:p/>
        </draw:polygon>
        <draw:polygon draw:style-name="gr3" draw:text-style-name="P2" draw:layer="layout" svg:width="6.862cm" svg:height="9.15cm" svg:x="2.571cm" svg:y="2.536cm" svg:viewBox="0 0 6863 9151" draw:points="3432,9151 0,9151 0,0 6863,0 6863,9151">
          <text:p/>
        </draw:polygon>
        <draw:polygon draw:style-name="gr4" draw:text-style-name="P3" draw:layer="layout" svg:width="2.287cm" svg:height="2.287cm" svg:x="12.956cm" svg:y="2.536cm" svg:viewBox="0 0 2288 2288" draw:points="1144,2288 0,2288 0,0 2288,0 2288,2288">
          <text:p/>
        </draw:polygon>
        <draw:polygon draw:style-name="gr5" draw:text-style-name="P4" draw:layer="layout" svg:width="2.287cm" svg:height="2.287cm" svg:x="12.956cm" svg:y="2.536cm" svg:viewBox="0 0 2288 2288" draw:points="1144,2288 0,2288 0,0 2288,0 2288,2288">
          <text:p/>
        </draw:polygon>
        <draw:polygon draw:style-name="gr4" draw:text-style-name="P3" draw:layer="layout" svg:width="2.287cm" svg:height="2.287cm" svg:x="12.956cm" svg:y="4.824cm" svg:viewBox="0 0 2288 2288" draw:points="1144,2288 0,2288 0,0 2288,0 2288,2288">
          <text:p/>
        </draw:polygon>
        <draw:polygon draw:style-name="gr5" draw:text-style-name="P4" draw:layer="layout" svg:width="2.287cm" svg:height="2.287cm" svg:x="12.956cm" svg:y="4.824cm" svg:viewBox="0 0 2288 2288" draw:points="1144,2288 0,2288 0,0 2288,0 2288,2288">
          <text:p/>
        </draw:polygon>
        <draw:polygon draw:style-name="gr4" draw:text-style-name="P3" draw:layer="layout" svg:width="2.287cm" svg:height="2.286cm" svg:x="12.956cm" svg:y="7.112cm" svg:viewBox="0 0 2288 2287" draw:points="1144,2287 0,2287 0,0 2288,0 2288,2287">
          <text:p/>
        </draw:polygon>
        <draw:polygon draw:style-name="gr5" draw:text-style-name="P4" draw:layer="layout" svg:width="2.287cm" svg:height="2.286cm" svg:x="12.956cm" svg:y="7.112cm" svg:viewBox="0 0 2288 2287" draw:points="1144,2287 0,2287 0,0 2288,0 2288,2287">
          <text:p/>
        </draw:polygon>
        <draw:polygon draw:style-name="gr4" draw:text-style-name="P3" draw:layer="layout" svg:width="2.287cm" svg:height="2.287cm" svg:x="12.956cm" svg:y="9.399cm" svg:viewBox="0 0 2288 2288" draw:points="1144,2288 0,2288 0,0 2288,0 2288,2288">
          <text:p/>
        </draw:polygon>
        <draw:polygon draw:style-name="gr5" draw:text-style-name="P4" draw:layer="layout" svg:width="2.287cm" svg:height="2.287cm" svg:x="12.956cm" svg:y="9.399cm" svg:viewBox="0 0 2288 2288" draw:points="1144,2288 0,2288 0,0 2288,0 2288,2288">
          <text:p/>
        </draw:polygon>
        <draw:polygon draw:style-name="gr6" draw:text-style-name="P5" draw:layer="layout" svg:width="2.287cm" svg:height="2.287cm" svg:x="15.244cm" svg:y="2.536cm" svg:viewBox="0 0 2288 2288" draw:points="1144,2288 0,2288 0,0 2288,0 2288,2288">
          <text:p/>
        </draw:polygon>
        <draw:polygon draw:style-name="gr7" draw:text-style-name="P6" draw:layer="layout" svg:width="2.287cm" svg:height="2.287cm" svg:x="15.244cm" svg:y="2.536cm" svg:viewBox="0 0 2288 2288" draw:points="1144,2288 0,2288 0,0 2288,0 2288,2288">
          <text:p/>
        </draw:polygon>
        <draw:polygon draw:style-name="gr6" draw:text-style-name="P5" draw:layer="layout" svg:width="2.287cm" svg:height="2.287cm" svg:x="15.244cm" svg:y="4.824cm" svg:viewBox="0 0 2288 2288" draw:points="1144,2288 0,2288 0,0 2288,0 2288,2288">
          <text:p/>
        </draw:polygon>
        <draw:polygon draw:style-name="gr7" draw:text-style-name="P6" draw:layer="layout" svg:width="2.287cm" svg:height="2.287cm" svg:x="15.244cm" svg:y="4.824cm" svg:viewBox="0 0 2288 2288" draw:points="1144,2288 0,2288 0,0 2288,0 2288,2288">
          <text:p/>
        </draw:polygon>
        <draw:polygon draw:style-name="gr6" draw:text-style-name="P5" draw:layer="layout" svg:width="2.287cm" svg:height="2.286cm" svg:x="15.244cm" svg:y="7.112cm" svg:viewBox="0 0 2288 2287" draw:points="1144,2287 0,2287 0,0 2288,0 2288,2287">
          <text:p/>
        </draw:polygon>
        <draw:polygon draw:style-name="gr7" draw:text-style-name="P6" draw:layer="layout" svg:width="2.287cm" svg:height="2.286cm" svg:x="15.244cm" svg:y="7.112cm" svg:viewBox="0 0 2288 2287" draw:points="1144,2287 0,2287 0,0 2288,0 2288,2287">
          <text:p/>
        </draw:polygon>
        <draw:polygon draw:style-name="gr6" draw:text-style-name="P5" draw:layer="layout" svg:width="2.287cm" svg:height="2.287cm" svg:x="15.244cm" svg:y="9.399cm" svg:viewBox="0 0 2288 2288" draw:points="1144,2288 0,2288 0,0 2288,0 2288,2288">
          <text:p/>
        </draw:polygon>
        <draw:polygon draw:style-name="gr7" draw:text-style-name="P6" draw:layer="layout" svg:width="2.287cm" svg:height="2.287cm" svg:x="15.244cm" svg:y="9.399cm" svg:viewBox="0 0 2288 2288" draw:points="1144,2288 0,2288 0,0 2288,0 2288,2288">
          <text:p/>
        </draw:polygon>
        <draw:polygon draw:style-name="gr8" draw:text-style-name="P7" draw:layer="layout" svg:width="2.287cm" svg:height="2.287cm" svg:x="17.532cm" svg:y="2.536cm" svg:viewBox="0 0 2288 2288" draw:points="1144,2288 0,2288 0,0 2288,0 2288,2288">
          <text:p/>
        </draw:polygon>
        <draw:polygon draw:style-name="gr9" draw:text-style-name="P8" draw:layer="layout" svg:width="2.287cm" svg:height="2.287cm" svg:x="17.532cm" svg:y="2.536cm" svg:viewBox="0 0 2288 2288" draw:points="1144,2288 0,2288 0,0 2288,0 2288,2288">
          <text:p/>
        </draw:polygon>
        <draw:polygon draw:style-name="gr8" draw:text-style-name="P7" draw:layer="layout" svg:width="2.287cm" svg:height="2.287cm" svg:x="17.532cm" svg:y="4.824cm" svg:viewBox="0 0 2288 2288" draw:points="1144,2288 0,2288 0,0 2288,0 2288,2288">
          <text:p/>
        </draw:polygon>
        <draw:polygon draw:style-name="gr9" draw:text-style-name="P8" draw:layer="layout" svg:width="2.287cm" svg:height="2.287cm" svg:x="17.532cm" svg:y="4.824cm" svg:viewBox="0 0 2288 2288" draw:points="1144,2288 0,2288 0,0 2288,0 2288,2288">
          <text:p/>
        </draw:polygon>
        <draw:polygon draw:style-name="gr8" draw:text-style-name="P7" draw:layer="layout" svg:width="2.287cm" svg:height="2.286cm" svg:x="17.532cm" svg:y="7.112cm" svg:viewBox="0 0 2288 2287" draw:points="1144,2287 0,2287 0,0 2288,0 2288,2287">
          <text:p/>
        </draw:polygon>
        <draw:polygon draw:style-name="gr9" draw:text-style-name="P8" draw:layer="layout" svg:width="2.287cm" svg:height="2.286cm" svg:x="17.532cm" svg:y="7.112cm" svg:viewBox="0 0 2288 2287" draw:points="1144,2287 0,2287 0,0 2288,0 2288,2287">
          <text:p/>
        </draw:polygon>
        <draw:polygon draw:style-name="gr8" draw:text-style-name="P7" draw:layer="layout" svg:width="2.287cm" svg:height="2.287cm" svg:x="17.532cm" svg:y="9.399cm" svg:viewBox="0 0 2288 2288" draw:points="1144,2288 0,2288 0,0 2288,0 2288,2288">
          <text:p/>
        </draw:polygon>
        <draw:polygon draw:style-name="gr9" draw:text-style-name="P8" draw:layer="layout" svg:width="2.287cm" svg:height="2.287cm" svg:x="17.532cm" svg:y="9.399cm" svg:viewBox="0 0 2288 2288" draw:points="1144,2288 0,2288 0,0 2288,0 2288,2288">
          <text:p/>
        </draw:polygon>
        <draw:polygon draw:style-name="gr10" draw:text-style-name="P9" draw:layer="layout" svg:width="2.286cm" svg:height="2.287cm" svg:x="19.82cm" svg:y="2.536cm" svg:viewBox="0 0 2287 2288" draw:points="1143,2288 0,2288 0,0 2287,0 2287,2288">
          <text:p/>
        </draw:polygon>
        <draw:polygon draw:style-name="gr11" draw:text-style-name="P10" draw:layer="layout" svg:width="2.286cm" svg:height="2.287cm" svg:x="19.82cm" svg:y="2.536cm" svg:viewBox="0 0 2287 2288" draw:points="1143,2288 0,2288 0,0 2287,0 2287,2288">
          <text:p/>
        </draw:polygon>
        <draw:polygon draw:style-name="gr10" draw:text-style-name="P9" draw:layer="layout" svg:width="2.286cm" svg:height="2.287cm" svg:x="19.82cm" svg:y="4.824cm" svg:viewBox="0 0 2287 2288" draw:points="1143,2288 0,2288 0,0 2287,0 2287,2288">
          <text:p/>
        </draw:polygon>
        <draw:polygon draw:style-name="gr11" draw:text-style-name="P10" draw:layer="layout" svg:width="2.286cm" svg:height="2.287cm" svg:x="19.82cm" svg:y="4.824cm" svg:viewBox="0 0 2287 2288" draw:points="1143,2288 0,2288 0,0 2287,0 2287,2288">
          <text:p/>
        </draw:polygon>
        <draw:polygon draw:style-name="gr10" draw:text-style-name="P9" draw:layer="layout" svg:width="2.286cm" svg:height="2.286cm" svg:x="19.82cm" svg:y="7.112cm" svg:viewBox="0 0 2287 2287" draw:points="1143,2287 0,2287 0,0 2287,0 2287,2287">
          <text:p/>
        </draw:polygon>
        <draw:polygon draw:style-name="gr11" draw:text-style-name="P10" draw:layer="layout" svg:width="2.286cm" svg:height="2.286cm" svg:x="19.82cm" svg:y="7.112cm" svg:viewBox="0 0 2287 2287" draw:points="1143,2287 0,2287 0,0 2287,0 2287,2287">
          <text:p/>
        </draw:polygon>
        <draw:polygon draw:style-name="gr10" draw:text-style-name="P9" draw:layer="layout" svg:width="2.286cm" svg:height="2.287cm" svg:x="19.82cm" svg:y="9.399cm" svg:viewBox="0 0 2287 2288" draw:points="1143,2288 0,2288 0,0 2287,0 2287,2288">
          <text:p/>
        </draw:polygon>
        <draw:polygon draw:style-name="gr11" draw:text-style-name="P10" draw:layer="layout" svg:width="2.286cm" svg:height="2.287cm" svg:x="19.82cm" svg:y="9.399cm" svg:viewBox="0 0 2287 2288" draw:points="1143,2288 0,2288 0,0 2287,0 2287,2288">
          <text:p/>
        </draw:polygon>
        <draw:polygon draw:style-name="gr12" draw:text-style-name="P10" draw:layer="layout" svg:width="9.15cm" svg:height="9.15cm" svg:x="12.956cm" svg:y="2.536cm" svg:viewBox="0 0 9151 9151" draw:points="4576,9151 0,9151 0,0 9151,0 9151,9151">
          <text:p/>
        </draw:polygon>
        <draw:polygon draw:style-name="gr12" draw:text-style-name="P10" draw:layer="layout" svg:width="2.287cm" svg:height="9.15cm" svg:x="12.956cm" svg:y="2.536cm" svg:viewBox="0 0 2288 9151" draw:points="1144,9151 0,9151 0,0 2288,0 2288,9151">
          <text:p/>
        </draw:polygon>
        <draw:polygon draw:style-name="gr12" draw:text-style-name="P10" draw:layer="layout" svg:width="2.287cm" svg:height="9.15cm" svg:x="15.244cm" svg:y="2.536cm" svg:viewBox="0 0 2288 9151" draw:points="1144,9151 0,9151 0,0 2288,0 2288,9151">
          <text:p/>
        </draw:polygon>
        <draw:polygon draw:style-name="gr12" draw:text-style-name="P10" draw:layer="layout" svg:width="2.287cm" svg:height="9.15cm" svg:x="17.532cm" svg:y="2.536cm" svg:viewBox="0 0 2288 9151" draw:points="1144,9151 0,9151 0,0 2288,0 2288,9151">
          <text:p/>
        </draw:polygon>
        <draw:polygon draw:style-name="gr12" draw:text-style-name="P10" draw:layer="layout" svg:width="2.286cm" svg:height="9.15cm" svg:x="19.82cm" svg:y="2.536cm" svg:viewBox="0 0 2287 9151" draw:points="1143,9151 0,9151 0,0 2287,0 2287,9151">
          <text:p/>
        </draw:polygon>
        <draw:polygon draw:style-name="gr12" draw:text-style-name="P10" draw:layer="layout" svg:width="2.286cm" svg:height="9.15cm" svg:x="19.82cm" svg:y="2.536cm" svg:viewBox="0 0 2287 9151" draw:points="1143,9151 0,9151 0,0 2287,0 2287,9151">
          <text:p/>
        </draw:polygon>
        <draw:polygon draw:style-name="gr13" draw:text-style-name="P11" draw:layer="layout" svg:width="2.287cm" svg:height="2.287cm" svg:x="35.818cm" svg:y="2.536cm" svg:viewBox="0 0 2288 2288" draw:points="1144,2288 0,2288 0,0 2288,0 2288,2288">
          <text:p/>
        </draw:polygon>
        <draw:polygon draw:style-name="gr14" draw:text-style-name="P12" draw:layer="layout" svg:width="2.287cm" svg:height="2.287cm" svg:x="35.818cm" svg:y="2.536cm" svg:viewBox="0 0 2288 2288" draw:points="1144,2288 0,2288 0,0 2288,0 2288,2288">
          <text:p/>
        </draw:polygon>
        <draw:polygon draw:style-name="gr15" draw:text-style-name="P13" draw:layer="layout" svg:width="2.287cm" svg:height="2.287cm" svg:x="35.818cm" svg:y="4.824cm" svg:viewBox="0 0 2288 2288" draw:points="1144,2288 0,2288 0,0 2288,0 2288,2288">
          <text:p/>
        </draw:polygon>
        <draw:polygon draw:style-name="gr16" draw:text-style-name="P14" draw:layer="layout" svg:width="2.287cm" svg:height="2.287cm" svg:x="35.818cm" svg:y="4.824cm" svg:viewBox="0 0 2288 2288" draw:points="1144,2288 0,2288 0,0 2288,0 2288,2288">
          <text:p/>
        </draw:polygon>
        <draw:polygon draw:style-name="gr17" draw:text-style-name="P15" draw:layer="layout" svg:width="2.287cm" svg:height="2.286cm" svg:x="35.818cm" svg:y="7.112cm" svg:viewBox="0 0 2288 2287" draw:points="1144,2287 0,2287 0,0 2288,0 2288,2287">
          <text:p/>
        </draw:polygon>
        <draw:polygon draw:style-name="gr18" draw:text-style-name="P16" draw:layer="layout" svg:width="2.287cm" svg:height="2.286cm" svg:x="35.818cm" svg:y="7.112cm" svg:viewBox="0 0 2288 2287" draw:points="1144,2287 0,2287 0,0 2288,0 2288,2287">
          <text:p/>
        </draw:polygon>
        <draw:polygon draw:style-name="gr13" draw:text-style-name="P11" draw:layer="layout" svg:width="2.287cm" svg:height="2.287cm" svg:x="38.106cm" svg:y="2.536cm" svg:viewBox="0 0 2288 2288" draw:points="1144,2288 0,2288 0,0 2288,0 2288,2288">
          <text:p/>
        </draw:polygon>
        <draw:polygon draw:style-name="gr14" draw:text-style-name="P12" draw:layer="layout" svg:width="2.287cm" svg:height="2.287cm" svg:x="38.106cm" svg:y="2.536cm" svg:viewBox="0 0 2288 2288" draw:points="1144,2288 0,2288 0,0 2288,0 2288,2288">
          <text:p/>
        </draw:polygon>
        <draw:polygon draw:style-name="gr15" draw:text-style-name="P13" draw:layer="layout" svg:width="2.287cm" svg:height="2.287cm" svg:x="38.106cm" svg:y="4.824cm" svg:viewBox="0 0 2288 2288" draw:points="1144,2288 0,2288 0,0 2288,0 2288,2288">
          <text:p/>
        </draw:polygon>
        <draw:polygon draw:style-name="gr16" draw:text-style-name="P14" draw:layer="layout" svg:width="2.287cm" svg:height="2.287cm" svg:x="38.106cm" svg:y="4.824cm" svg:viewBox="0 0 2288 2288" draw:points="1144,2288 0,2288 0,0 2288,0 2288,2288">
          <text:p/>
        </draw:polygon>
        <draw:polygon draw:style-name="gr17" draw:text-style-name="P15" draw:layer="layout" svg:width="2.287cm" svg:height="2.286cm" svg:x="38.106cm" svg:y="7.112cm" svg:viewBox="0 0 2288 2287" draw:points="1144,2287 0,2287 0,0 2288,0 2288,2287">
          <text:p/>
        </draw:polygon>
        <draw:polygon draw:style-name="gr18" draw:text-style-name="P16" draw:layer="layout" svg:width="2.287cm" svg:height="2.286cm" svg:x="38.106cm" svg:y="7.112cm" svg:viewBox="0 0 2288 2287" draw:points="1144,2287 0,2287 0,0 2288,0 2288,2287">
          <text:p/>
        </draw:polygon>
        <draw:polygon draw:style-name="gr13" draw:text-style-name="P11" draw:layer="layout" svg:width="2.287cm" svg:height="2.287cm" svg:x="40.394cm" svg:y="2.536cm" svg:viewBox="0 0 2288 2288" draw:points="1144,2288 0,2288 0,0 2288,0 2288,2288">
          <text:p/>
        </draw:polygon>
        <draw:polygon draw:style-name="gr14" draw:text-style-name="P12" draw:layer="layout" svg:width="2.287cm" svg:height="2.287cm" svg:x="40.394cm" svg:y="2.536cm" svg:viewBox="0 0 2288 2288" draw:points="1144,2288 0,2288 0,0 2288,0 2288,2288">
          <text:p/>
        </draw:polygon>
        <draw:polygon draw:style-name="gr15" draw:text-style-name="P13" draw:layer="layout" svg:width="2.287cm" svg:height="2.287cm" svg:x="40.394cm" svg:y="4.824cm" svg:viewBox="0 0 2288 2288" draw:points="1144,2288 0,2288 0,0 2288,0 2288,2288">
          <text:p/>
        </draw:polygon>
        <draw:polygon draw:style-name="gr16" draw:text-style-name="P14" draw:layer="layout" svg:width="2.287cm" svg:height="2.287cm" svg:x="40.394cm" svg:y="4.824cm" svg:viewBox="0 0 2288 2288" draw:points="1144,2288 0,2288 0,0 2288,0 2288,2288">
          <text:p/>
        </draw:polygon>
        <draw:polygon draw:style-name="gr17" draw:text-style-name="P15" draw:layer="layout" svg:width="2.287cm" svg:height="2.286cm" svg:x="40.394cm" svg:y="7.112cm" svg:viewBox="0 0 2288 2287" draw:points="1144,2287 0,2287 0,0 2288,0 2288,2287">
          <text:p/>
        </draw:polygon>
        <draw:polygon draw:style-name="gr18" draw:text-style-name="P16" draw:layer="layout" svg:width="2.287cm" svg:height="2.286cm" svg:x="40.394cm" svg:y="7.112cm" svg:viewBox="0 0 2288 2287" draw:points="1144,2287 0,2287 0,0 2288,0 2288,2287">
          <text:p/>
        </draw:polygon>
        <draw:polygon draw:style-name="gr19" draw:text-style-name="P16" draw:layer="layout" svg:width="6.863cm" svg:height="6.862cm" svg:x="35.818cm" svg:y="2.536cm" svg:viewBox="0 0 6864 6863" draw:points="3432,6863 0,6863 0,0 6864,0 6864,6863">
          <text:p/>
        </draw:polygon>
        <draw:polygon draw:style-name="gr19" draw:text-style-name="P16" draw:layer="layout" svg:width="6.863cm" svg:height="2.287cm" svg:x="35.818cm" svg:y="2.536cm" svg:viewBox="0 0 6864 2288" draw:points="3432,2288 0,2288 0,0 6864,0 6864,2288">
          <text:p/>
        </draw:polygon>
        <draw:polygon draw:style-name="gr19" draw:text-style-name="P16" draw:layer="layout" svg:width="6.863cm" svg:height="2.287cm" svg:x="35.818cm" svg:y="4.824cm" svg:viewBox="0 0 6864 2288" draw:points="3432,2288 0,2288 0,0 6864,0 6864,2288">
          <text:p/>
        </draw:polygon>
        <draw:polygon draw:style-name="gr19" draw:text-style-name="P16" draw:layer="layout" svg:width="6.863cm" svg:height="2.286cm" svg:x="35.818cm" svg:y="7.112cm" svg:viewBox="0 0 6864 2287" draw:points="3432,2287 0,2287 0,0 6864,0 6864,2287">
          <text:p/>
        </draw:polygon>
        <draw:frame draw:style-name="gr20" draw:text-style-name="P17" draw:layer="layout" svg:width="4.235cm" svg:height="5.674cm" svg:x="3.506cm" svg:y="11.691cm">
          <draw:text-box>
            <text:p><text:span text:style-name="T1">M</text:span></text:p>
          </draw:text-box>
        </draw:frame>
        <draw:frame draw:style-name="gr21" draw:text-style-name="P18" draw:layer="layout" svg:width="5.014cm" svg:height="2.838cm" svg:x="3.117cm" svg:y="17.131cm">
          <draw:text-box>
            <text:p><text:span text:style-name="T2">m</text:span><text:span text:style-name="T2">×</text:span><text:span text:style-name="T2">n</text:span></text:p>
          </draw:text-box>
        </draw:frame>
        <draw:frame draw:style-name="gr22" draw:text-style-name="P17" draw:layer="layout" svg:width="3.672cm" svg:height="5.674cm" svg:x="15.705cm" svg:y="11.614cm">
          <draw:text-box>
            <text:p><text:span text:style-name="T1">U</text:span></text:p>
          </draw:text-box>
        </draw:frame>
        <draw:frame draw:style-name="gr23" draw:text-style-name="P18" draw:layer="layout" svg:width="5.717cm" svg:height="2.838cm" svg:x="14.682cm" svg:y="17.131cm">
          <draw:text-box>
            <text:p><text:span text:style-name="T2">m</text:span><text:span text:style-name="T2">×</text:span><text:span text:style-name="T2">m</text:span></text:p>
          </draw:text-box>
        </draw:frame>
        <draw:frame draw:style-name="gr24" draw:text-style-name="P17" draw:layer="layout" svg:width="3.05cm" svg:height="5.674cm" svg:x="27.678cm" svg:y="11.691cm">
          <draw:text-box>
            <text:p><text:span text:style-name="T1">Σ</text:span></text:p>
          </draw:text-box>
        </draw:frame>
        <draw:frame draw:style-name="gr21" draw:text-style-name="P18" draw:layer="layout" svg:width="5.014cm" svg:height="2.838cm" svg:x="26.73cm" svg:y="17.131cm">
          <draw:text-box>
            <text:p><text:span text:style-name="T2">m</text:span><text:span text:style-name="T2">×</text:span><text:span text:style-name="T2">n</text:span></text:p>
          </draw:text-box>
        </draw:frame>
        <draw:frame draw:style-name="gr25" draw:text-style-name="P17" draw:layer="layout" svg:width="4.798cm" svg:height="5.674cm" svg:x="37.717cm" svg:y="11.691cm">
          <draw:text-box>
            <text:p><text:span text:style-name="T1">V</text:span><text:span text:style-name="T1"> </text:span></text:p>
          </draw:text-box>
        </draw:frame>
        <draw:frame draw:style-name="gr26" draw:text-style-name="P18" draw:layer="layout" svg:width="0.988cm" svg:height="2.838cm" svg:x="41.531cm" svg:y="11.879cm">
          <draw:text-box>
            <text:p><text:span text:style-name="T2">*</text:span></text:p>
          </draw:text-box>
        </draw:frame>
        <draw:frame draw:style-name="gr27" draw:text-style-name="P18" draw:layer="layout" svg:width="4.312cm" svg:height="2.838cm" svg:x="37.845cm" svg:y="17.131cm">
          <draw:text-box>
            <text:p><text:span text:style-name="T2">n</text:span><text:span text:style-name="T2">×</text:span><text:span text:style-name="T2">n</text:span></text:p>
          </draw:text-box>
        </draw:frame>
        <draw:polygon draw:style-name="gr28" draw:text-style-name="P19" draw:layer="layout" svg:width="2.287cm" svg:height="2.287cm" svg:x="26.082cm" svg:y="2.536cm" svg:viewBox="0 0 2288 2288" draw:points="1144,2288 0,2288 0,0 2288,0 2288,2288">
          <text:p/>
        </draw:polygon>
        <draw:polygon draw:style-name="gr29" draw:text-style-name="P20" draw:layer="layout" svg:width="2.287cm" svg:height="2.287cm" svg:x="26.082cm" svg:y="2.536cm" svg:viewBox="0 0 2288 2288" draw:points="1144,2288 0,2288 0,0 2288,0 2288,2288">
          <text:p/>
        </draw:polygon>
        <draw:polygon draw:style-name="gr29" draw:text-style-name="P20" draw:layer="layout" svg:width="2.287cm" svg:height="2.287cm" svg:x="28.37cm" svg:y="2.536cm" svg:viewBox="0 0 2288 2288" draw:points="1144,2288 0,2288 0,0 2288,0 2288,2288">
          <text:p/>
        </draw:polygon>
        <draw:polygon draw:style-name="gr30" draw:text-style-name="P21" draw:layer="layout" svg:width="2.287cm" svg:height="2.287cm" svg:x="28.37cm" svg:y="4.824cm" svg:viewBox="0 0 2288 2288" draw:points="1144,2288 0,2288 0,0 2288,0 2288,2288">
          <text:p/>
        </draw:polygon>
        <draw:polygon draw:style-name="gr31" draw:text-style-name="P22" draw:layer="layout" svg:width="2.287cm" svg:height="2.287cm" svg:x="28.37cm" svg:y="4.824cm" svg:viewBox="0 0 2288 2288" draw:points="1144,2288 0,2288 0,0 2288,0 2288,2288">
          <text:p/>
        </draw:polygon>
        <draw:polygon draw:style-name="gr31" draw:text-style-name="P22" draw:layer="layout" svg:width="2.286cm" svg:height="2.287cm" svg:x="30.658cm" svg:y="4.824cm" svg:viewBox="0 0 2287 2288" draw:points="1143,2288 0,2288 0,0 2287,0 2287,2288">
          <text:p/>
        </draw:polygon>
        <draw:polygon draw:style-name="gr32" draw:text-style-name="P23" draw:layer="layout" svg:width="2.286cm" svg:height="2.286cm" svg:x="30.658cm" svg:y="7.112cm" svg:viewBox="0 0 2287 2287" draw:points="1143,2287 0,2287 0,0 2287,0 2287,2287">
          <text:p/>
        </draw:polygon>
        <draw:polygon draw:style-name="gr33" draw:text-style-name="P24" draw:layer="layout" svg:width="2.286cm" svg:height="2.286cm" svg:x="30.658cm" svg:y="7.112cm" svg:viewBox="0 0 2287 2287" draw:points="1143,2287 0,2287 0,0 2287,0 2287,2287">
          <text:p/>
        </draw:polygon>
        <draw:frame draw:style-name="gr34" draw:text-style-name="P25" draw:layer="layout" svg:width="1.255cm" svg:height="2.524cm" svg:x="28.891cm" svg:y="2.456cm">
          <draw:text-box>
            <text:p><text:span text:style-name="T3">0</text:span></text:p>
          </draw:text-box>
        </draw:frame>
        <draw:polygon draw:style-name="gr33" draw:text-style-name="P24" draw:layer="layout" svg:width="2.286cm" svg:height="2.287cm" svg:x="30.658cm" svg:y="2.536cm" svg:viewBox="0 0 2287 2288" draw:points="1143,2288 0,2288 0,0 2287,0 2287,2288">
          <text:p/>
        </draw:polygon>
        <draw:frame draw:style-name="gr34" draw:text-style-name="P25" draw:layer="layout" svg:width="1.255cm" svg:height="2.524cm" svg:x="31.179cm" svg:y="2.456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6.082cm" svg:y="4.824cm" svg:viewBox="0 0 2288 2288" draw:points="1144,2288 0,2288 0,0 2288,0 2288,2288">
          <text:p/>
        </draw:polygon>
        <draw:frame draw:style-name="gr34" draw:text-style-name="P25" draw:layer="layout" svg:width="1.255cm" svg:height="2.524cm" svg:x="26.603cm" svg:y="4.744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6cm" svg:x="26.082cm" svg:y="7.112cm" svg:viewBox="0 0 2288 2287" draw:points="1144,2287 0,2287 0,0 2288,0 2288,2287">
          <text:p/>
        </draw:polygon>
        <draw:frame draw:style-name="gr34" draw:text-style-name="P25" draw:layer="layout" svg:width="1.255cm" svg:height="2.524cm" svg:x="26.603cm" svg:y="7.032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6cm" svg:x="28.37cm" svg:y="7.112cm" svg:viewBox="0 0 2288 2287" draw:points="1144,2287 0,2287 0,0 2288,0 2288,2287">
          <text:p/>
        </draw:polygon>
        <draw:frame draw:style-name="gr34" draw:text-style-name="P25" draw:layer="layout" svg:width="1.255cm" svg:height="2.524cm" svg:x="28.891cm" svg:y="7.032cm">
          <draw:text-box>
            <text:p><text:span text:style-name="T3">0</text:span></text:p>
          </draw:text-box>
        </draw:frame>
        <draw:polygon draw:style-name="gr33" draw:text-style-name="P24" draw:layer="layout" svg:width="2.286cm" svg:height="2.287cm" svg:x="30.658cm" svg:y="9.399cm" svg:viewBox="0 0 2287 2288" draw:points="1143,2288 0,2288 0,0 2287,0 2287,2288">
          <text:p/>
        </draw:polygon>
        <draw:frame draw:style-name="gr34" draw:text-style-name="P25" draw:layer="layout" svg:width="1.255cm" svg:height="2.524cm" svg:x="31.179cm" svg:y="9.32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8.37cm" svg:y="9.399cm" svg:viewBox="0 0 2288 2288" draw:points="1144,2288 0,2288 0,0 2288,0 2288,2288">
          <text:p/>
        </draw:polygon>
        <draw:frame draw:style-name="gr34" draw:text-style-name="P25" draw:layer="layout" svg:width="1.255cm" svg:height="2.524cm" svg:x="28.891cm" svg:y="9.32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6.082cm" svg:y="9.399cm" svg:viewBox="0 0 2288 2288" draw:points="1144,2288 0,2288 0,0 2288,0 2288,2288">
          <text:p/>
        </draw:polygon>
        <draw:frame draw:style-name="gr34" draw:text-style-name="P25" draw:layer="layout" svg:width="1.255cm" svg:height="2.524cm" svg:x="26.603cm" svg:y="9.32cm">
          <draw:text-box>
            <text:p><text:span text:style-name="T3">0</text:span></text:p>
          </draw:text-box>
        </draw:frame>
        <draw:polygon draw:style-name="gr35" draw:text-style-name="P24" draw:layer="layout" svg:width="6.862cm" svg:height="9.15cm" svg:x="26.082cm" svg:y="2.536cm" svg:viewBox="0 0 6863 9151" draw:points="3432,9151 0,9151 0,0 6863,0 6863,9151">
          <text:p/>
        </draw:polygon>
        <draw:polygon draw:style-name="gr33" draw:text-style-name="P24" draw:layer="layout" svg:width="2.286cm" svg:height="2.287cm" svg:x="30.658cm" svg:y="4.824cm" svg:viewBox="0 0 2287 2288" draw:points="1143,2288 0,2288 0,0 2287,0 2287,2288">
          <text:p/>
        </draw:polygon>
        <draw:frame draw:style-name="gr34" draw:text-style-name="P25" draw:layer="layout" svg:width="1.255cm" svg:height="2.524cm" svg:x="31.179cm" svg:y="4.744cm">
          <draw:text-box>
            <text:p><text:span text:style-name="T3">0</text:span></text:p>
          </draw:text-box>
        </draw:frame>
        <draw:frame draw:style-name="gr34" draw:text-style-name="P25" draw:layer="layout" svg:width="1.255cm" svg:height="2.524cm" svg:x="31.179cm" svg:y="7.032cm">
          <draw:text-box>
            <text:p><text:span text:style-name="T3">0</text:span></text:p>
          </draw:text-box>
        </draw:frame>
        <draw:frame draw:style-name="gr36" draw:text-style-name="P25" draw:layer="layout" svg:width="1.894cm" svg:height="2.524cm" svg:x="26.287cm" svg:y="2.447cm">
          <draw:text-box>
            <text:p><text:span text:style-name="T3">✱</text:span></text:p>
          </draw:text-box>
        </draw:frame>
        <draw:frame draw:style-name="gr36" draw:text-style-name="P25" draw:layer="layout" svg:width="1.894cm" svg:height="2.524cm" svg:x="28.574cm" svg:y="4.735cm">
          <draw:text-box>
            <text:p><text:span text:style-name="T3">✱</text:span></text:p>
          </draw:text-box>
        </draw:frame>
      </draw:page>
      <draw:page draw:name="page2" draw:style-name="dp1" draw:master-page-name="Default">
        <draw:polygon draw:style-name="gr37" draw:text-style-name="P1" draw:layer="layout" svg:width="2.287cm" svg:height="2.287cm" svg:x="2.544cm" svg:y="2.533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2.533cm" svg:viewBox="0 0 2288 2288" draw:points="1144,2288 0,2288 0,0 2288,0 2288,2288">
          <text:p/>
        </draw:polygon>
        <draw:polygon draw:style-name="gr1" draw:text-style-name="P1" draw:layer="layout" svg:width="2.287cm" svg:height="2.287cm" svg:x="2.544cm" svg:y="4.821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4.821cm" svg:viewBox="0 0 2288 2288" draw:points="1144,2288 0,2288 0,0 2288,0 2288,2288">
          <text:p/>
        </draw:polygon>
        <draw:polygon draw:style-name="gr1" draw:text-style-name="P1" draw:layer="layout" svg:width="2.287cm" svg:height="2.287cm" svg:x="2.544cm" svg:y="7.109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7.109cm" svg:viewBox="0 0 2288 2288" draw:points="1144,2288 0,2288 0,0 2288,0 2288,2288">
          <text:p/>
        </draw:polygon>
        <draw:polygon draw:style-name="gr1" draw:text-style-name="P1" draw:layer="layout" svg:width="2.287cm" svg:height="2.286cm" svg:x="2.544cm" svg:y="9.397cm" svg:viewBox="0 0 2288 2287" draw:points="1144,2287 0,2287 0,0 2288,0 2288,2287">
          <text:p/>
        </draw:polygon>
        <draw:polygon draw:style-name="gr2" draw:text-style-name="P2" draw:layer="layout" svg:width="2.287cm" svg:height="2.286cm" svg:x="2.544cm" svg:y="9.397cm" svg:viewBox="0 0 2288 2287" draw:points="1144,2287 0,2287 0,0 2288,0 2288,2287">
          <text:p/>
        </draw:polygon>
        <draw:polygon draw:style-name="gr1" draw:text-style-name="P1" draw:layer="layout" svg:width="2.286cm" svg:height="2.287cm" svg:x="4.832cm" svg:y="2.533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2.533cm" svg:viewBox="0 0 2287 2288" draw:points="1144,2288 0,2288 0,0 2287,0 2287,2288">
          <text:p/>
        </draw:polygon>
        <draw:polygon draw:style-name="gr1" draw:text-style-name="P1" draw:layer="layout" svg:width="2.286cm" svg:height="2.287cm" svg:x="4.832cm" svg:y="4.821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4.821cm" svg:viewBox="0 0 2287 2288" draw:points="1144,2288 0,2288 0,0 2287,0 2287,2288">
          <text:p/>
        </draw:polygon>
        <draw:polygon draw:style-name="gr1" draw:text-style-name="P1" draw:layer="layout" svg:width="2.286cm" svg:height="2.287cm" svg:x="4.832cm" svg:y="7.109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7.109cm" svg:viewBox="0 0 2287 2288" draw:points="1144,2288 0,2288 0,0 2287,0 2287,2288">
          <text:p/>
        </draw:polygon>
        <draw:polygon draw:style-name="gr1" draw:text-style-name="P1" draw:layer="layout" svg:width="2.286cm" svg:height="2.286cm" svg:x="4.832cm" svg:y="9.397cm" svg:viewBox="0 0 2287 2287" draw:points="1144,2287 0,2287 0,0 2287,0 2287,2287">
          <text:p/>
        </draw:polygon>
        <draw:polygon draw:style-name="gr2" draw:text-style-name="P2" draw:layer="layout" svg:width="2.286cm" svg:height="2.286cm" svg:x="4.832cm" svg:y="9.397cm" svg:viewBox="0 0 2287 2287" draw:points="1144,2287 0,2287 0,0 2287,0 2287,2287">
          <text:p/>
        </draw:polygon>
        <draw:polygon draw:style-name="gr1" draw:text-style-name="P1" draw:layer="layout" svg:width="2.287cm" svg:height="2.287cm" svg:x="7.119cm" svg:y="2.533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2.533cm" svg:viewBox="0 0 2288 2288" draw:points="1144,2288 0,2288 0,0 2288,0 2288,2288">
          <text:p/>
        </draw:polygon>
        <draw:polygon draw:style-name="gr1" draw:text-style-name="P1" draw:layer="layout" svg:width="2.287cm" svg:height="2.287cm" svg:x="7.119cm" svg:y="4.821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4.821cm" svg:viewBox="0 0 2288 2288" draw:points="1144,2288 0,2288 0,0 2288,0 2288,2288">
          <text:p/>
        </draw:polygon>
        <draw:polygon draw:style-name="gr1" draw:text-style-name="P1" draw:layer="layout" svg:width="2.287cm" svg:height="2.287cm" svg:x="7.119cm" svg:y="7.109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7.109cm" svg:viewBox="0 0 2288 2288" draw:points="1144,2288 0,2288 0,0 2288,0 2288,2288">
          <text:p/>
        </draw:polygon>
        <draw:polygon draw:style-name="gr1" draw:text-style-name="P1" draw:layer="layout" svg:width="2.287cm" svg:height="2.286cm" svg:x="7.119cm" svg:y="9.397cm" svg:viewBox="0 0 2288 2287" draw:points="1144,2287 0,2287 0,0 2288,0 2288,2287">
          <text:p/>
        </draw:polygon>
        <draw:polygon draw:style-name="gr2" draw:text-style-name="P2" draw:layer="layout" svg:width="2.287cm" svg:height="2.286cm" svg:x="7.119cm" svg:y="9.397cm" svg:viewBox="0 0 2288 2287" draw:points="1144,2287 0,2287 0,0 2288,0 2288,2287">
          <text:p/>
        </draw:polygon>
        <draw:polygon draw:style-name="gr3" draw:text-style-name="P2" draw:layer="layout" svg:width="6.862cm" svg:height="9.15cm" svg:x="2.544cm" svg:y="2.533cm" svg:viewBox="0 0 6863 9151" draw:points="3432,9151 0,9151 0,0 6863,0 6863,9151">
          <text:p/>
        </draw:polygon>
        <draw:polygon draw:style-name="gr4" draw:text-style-name="P3" draw:layer="layout" svg:width="2.287cm" svg:height="2.287cm" svg:x="14.073cm" svg:y="2.533cm" svg:viewBox="0 0 2288 2288" draw:points="1144,2288 0,2288 0,0 2288,0 2288,2288">
          <text:p/>
        </draw:polygon>
        <draw:polygon draw:style-name="gr5" draw:text-style-name="P4" draw:layer="layout" svg:width="2.287cm" svg:height="2.287cm" svg:x="14.073cm" svg:y="2.533cm" svg:viewBox="0 0 2288 2288" draw:points="1144,2288 0,2288 0,0 2288,0 2288,2288">
          <text:p/>
        </draw:polygon>
        <draw:polygon draw:style-name="gr4" draw:text-style-name="P3" draw:layer="layout" svg:width="2.287cm" svg:height="2.287cm" svg:x="14.073cm" svg:y="4.821cm" svg:viewBox="0 0 2288 2288" draw:points="1144,2288 0,2288 0,0 2288,0 2288,2288">
          <text:p/>
        </draw:polygon>
        <draw:polygon draw:style-name="gr5" draw:text-style-name="P4" draw:layer="layout" svg:width="2.287cm" svg:height="2.287cm" svg:x="14.073cm" svg:y="4.821cm" svg:viewBox="0 0 2288 2288" draw:points="1144,2288 0,2288 0,0 2288,0 2288,2288">
          <text:p/>
        </draw:polygon>
        <draw:polygon draw:style-name="gr4" draw:text-style-name="P3" draw:layer="layout" svg:width="2.287cm" svg:height="2.287cm" svg:x="14.073cm" svg:y="7.109cm" svg:viewBox="0 0 2288 2288" draw:points="1144,2288 0,2288 0,0 2288,0 2288,2288">
          <text:p/>
        </draw:polygon>
        <draw:polygon draw:style-name="gr5" draw:text-style-name="P4" draw:layer="layout" svg:width="2.287cm" svg:height="2.287cm" svg:x="14.073cm" svg:y="7.109cm" svg:viewBox="0 0 2288 2288" draw:points="1144,2288 0,2288 0,0 2288,0 2288,2288">
          <text:p/>
        </draw:polygon>
        <draw:polygon draw:style-name="gr4" draw:text-style-name="P3" draw:layer="layout" svg:width="2.287cm" svg:height="2.286cm" svg:x="14.073cm" svg:y="9.397cm" svg:viewBox="0 0 2288 2287" draw:points="1144,2287 0,2287 0,0 2288,0 2288,2287">
          <text:p/>
        </draw:polygon>
        <draw:polygon draw:style-name="gr5" draw:text-style-name="P4" draw:layer="layout" svg:width="2.287cm" svg:height="2.286cm" svg:x="14.073cm" svg:y="9.397cm" svg:viewBox="0 0 2288 2287" draw:points="1144,2287 0,2287 0,0 2288,0 2288,2287">
          <text:p/>
        </draw:polygon>
        <draw:polygon draw:style-name="gr6" draw:text-style-name="P5" draw:layer="layout" svg:width="2.287cm" svg:height="2.287cm" svg:x="16.361cm" svg:y="2.533cm" svg:viewBox="0 0 2288 2288" draw:points="1144,2288 0,2288 0,0 2288,0 2288,2288">
          <text:p/>
        </draw:polygon>
        <draw:polygon draw:style-name="gr7" draw:text-style-name="P6" draw:layer="layout" svg:width="2.287cm" svg:height="2.287cm" svg:x="16.361cm" svg:y="2.533cm" svg:viewBox="0 0 2288 2288" draw:points="1144,2288 0,2288 0,0 2288,0 2288,2288">
          <text:p/>
        </draw:polygon>
        <draw:polygon draw:style-name="gr6" draw:text-style-name="P5" draw:layer="layout" svg:width="2.287cm" svg:height="2.287cm" svg:x="16.361cm" svg:y="4.821cm" svg:viewBox="0 0 2288 2288" draw:points="1144,2288 0,2288 0,0 2288,0 2288,2288">
          <text:p/>
        </draw:polygon>
        <draw:polygon draw:style-name="gr7" draw:text-style-name="P6" draw:layer="layout" svg:width="2.287cm" svg:height="2.287cm" svg:x="16.361cm" svg:y="4.821cm" svg:viewBox="0 0 2288 2288" draw:points="1144,2288 0,2288 0,0 2288,0 2288,2288">
          <text:p/>
        </draw:polygon>
        <draw:polygon draw:style-name="gr6" draw:text-style-name="P5" draw:layer="layout" svg:width="2.287cm" svg:height="2.287cm" svg:x="16.361cm" svg:y="7.109cm" svg:viewBox="0 0 2288 2288" draw:points="1144,2288 0,2288 0,0 2288,0 2288,2288">
          <text:p/>
        </draw:polygon>
        <draw:polygon draw:style-name="gr7" draw:text-style-name="P6" draw:layer="layout" svg:width="2.287cm" svg:height="2.287cm" svg:x="16.361cm" svg:y="7.109cm" svg:viewBox="0 0 2288 2288" draw:points="1144,2288 0,2288 0,0 2288,0 2288,2288">
          <text:p/>
        </draw:polygon>
        <draw:polygon draw:style-name="gr6" draw:text-style-name="P5" draw:layer="layout" svg:width="2.287cm" svg:height="2.286cm" svg:x="16.361cm" svg:y="9.397cm" svg:viewBox="0 0 2288 2287" draw:points="1144,2287 0,2287 0,0 2288,0 2288,2287">
          <text:p/>
        </draw:polygon>
        <draw:polygon draw:style-name="gr7" draw:text-style-name="P6" draw:layer="layout" svg:width="2.287cm" svg:height="2.286cm" svg:x="16.361cm" svg:y="9.397cm" svg:viewBox="0 0 2288 2287" draw:points="1144,2287 0,2287 0,0 2288,0 2288,2287">
          <text:p/>
        </draw:polygon>
        <draw:polygon draw:style-name="gr8" draw:text-style-name="P7" draw:layer="layout" svg:width="2.286cm" svg:height="2.287cm" svg:x="18.649cm" svg:y="2.533cm" svg:viewBox="0 0 2287 2288" draw:points="1144,2288 0,2288 0,0 2287,0 2287,2288">
          <text:p/>
        </draw:polygon>
        <draw:polygon draw:style-name="gr9" draw:text-style-name="P8" draw:layer="layout" svg:width="2.286cm" svg:height="2.287cm" svg:x="18.649cm" svg:y="2.533cm" svg:viewBox="0 0 2287 2288" draw:points="1144,2288 0,2288 0,0 2287,0 2287,2288">
          <text:p/>
        </draw:polygon>
        <draw:polygon draw:style-name="gr8" draw:text-style-name="P7" draw:layer="layout" svg:width="2.286cm" svg:height="2.287cm" svg:x="18.649cm" svg:y="4.821cm" svg:viewBox="0 0 2287 2288" draw:points="1144,2288 0,2288 0,0 2287,0 2287,2288">
          <text:p/>
        </draw:polygon>
        <draw:polygon draw:style-name="gr9" draw:text-style-name="P8" draw:layer="layout" svg:width="2.286cm" svg:height="2.287cm" svg:x="18.649cm" svg:y="4.821cm" svg:viewBox="0 0 2287 2288" draw:points="1144,2288 0,2288 0,0 2287,0 2287,2288">
          <text:p/>
        </draw:polygon>
        <draw:polygon draw:style-name="gr8" draw:text-style-name="P7" draw:layer="layout" svg:width="2.286cm" svg:height="2.287cm" svg:x="18.649cm" svg:y="7.109cm" svg:viewBox="0 0 2287 2288" draw:points="1144,2288 0,2288 0,0 2287,0 2287,2288">
          <text:p/>
        </draw:polygon>
        <draw:polygon draw:style-name="gr9" draw:text-style-name="P8" draw:layer="layout" svg:width="2.286cm" svg:height="2.287cm" svg:x="18.649cm" svg:y="7.109cm" svg:viewBox="0 0 2287 2288" draw:points="1144,2288 0,2288 0,0 2287,0 2287,2288">
          <text:p/>
        </draw:polygon>
        <draw:polygon draw:style-name="gr8" draw:text-style-name="P7" draw:layer="layout" svg:width="2.286cm" svg:height="2.286cm" svg:x="18.649cm" svg:y="9.397cm" svg:viewBox="0 0 2287 2287" draw:points="1144,2287 0,2287 0,0 2287,0 2287,2287">
          <text:p/>
        </draw:polygon>
        <draw:polygon draw:style-name="gr9" draw:text-style-name="P8" draw:layer="layout" svg:width="2.286cm" svg:height="2.286cm" svg:x="18.649cm" svg:y="9.397cm" svg:viewBox="0 0 2287 2287" draw:points="1144,2287 0,2287 0,0 2287,0 2287,2287">
          <text:p/>
        </draw:polygon>
        <draw:polygon draw:style-name="gr38" draw:text-style-name="P8" draw:layer="layout" svg:width="6.862cm" svg:height="9.15cm" svg:x="14.073cm" svg:y="2.533cm" svg:viewBox="0 0 6863 9151" draw:points="3432,9151 0,9151 0,0 6863,0 6863,9151">
          <text:p/>
        </draw:polygon>
        <draw:polygon draw:style-name="gr38" draw:text-style-name="P8" draw:layer="layout" svg:width="2.287cm" svg:height="9.15cm" svg:x="14.073cm" svg:y="2.533cm" svg:viewBox="0 0 2288 9151" draw:points="1144,9151 0,9151 0,0 2288,0 2288,9151">
          <text:p/>
        </draw:polygon>
        <draw:polygon draw:style-name="gr38" draw:text-style-name="P8" draw:layer="layout" svg:width="2.287cm" svg:height="9.15cm" svg:x="16.361cm" svg:y="2.533cm" svg:viewBox="0 0 2288 9151" draw:points="1144,9151 0,9151 0,0 2288,0 2288,9151">
          <text:p/>
        </draw:polygon>
        <draw:polygon draw:style-name="gr38" draw:text-style-name="P8" draw:layer="layout" svg:width="2.286cm" svg:height="9.15cm" svg:x="18.649cm" svg:y="2.533cm" svg:viewBox="0 0 2287 9151" draw:points="1144,9151 0,9151 0,0 2287,0 2287,9151">
          <text:p/>
        </draw:polygon>
        <draw:polygon draw:style-name="gr13" draw:text-style-name="P11" draw:layer="layout" svg:width="2.287cm" svg:height="2.287cm" svg:x="35.791cm" svg:y="2.533cm" svg:viewBox="0 0 2288 2288" draw:points="1144,2288 0,2288 0,0 2288,0 2288,2288">
          <text:p/>
        </draw:polygon>
        <draw:polygon draw:style-name="gr14" draw:text-style-name="P12" draw:layer="layout" svg:width="2.287cm" svg:height="2.287cm" svg:x="35.791cm" svg:y="2.533cm" svg:viewBox="0 0 2288 2288" draw:points="1144,2288 0,2288 0,0 2288,0 2288,2288">
          <text:p/>
        </draw:polygon>
        <draw:polygon draw:style-name="gr15" draw:text-style-name="P13" draw:layer="layout" svg:width="2.287cm" svg:height="2.287cm" svg:x="35.791cm" svg:y="4.821cm" svg:viewBox="0 0 2288 2288" draw:points="1144,2288 0,2288 0,0 2288,0 2288,2288">
          <text:p/>
        </draw:polygon>
        <draw:polygon draw:style-name="gr16" draw:text-style-name="P14" draw:layer="layout" svg:width="2.287cm" svg:height="2.287cm" svg:x="35.791cm" svg:y="4.821cm" svg:viewBox="0 0 2288 2288" draw:points="1144,2288 0,2288 0,0 2288,0 2288,2288">
          <text:p/>
        </draw:polygon>
        <draw:polygon draw:style-name="gr17" draw:text-style-name="P15" draw:layer="layout" svg:width="2.287cm" svg:height="2.287cm" svg:x="35.791cm" svg:y="7.109cm" svg:viewBox="0 0 2288 2288" draw:points="1144,2288 0,2288 0,0 2288,0 2288,2288">
          <text:p/>
        </draw:polygon>
        <draw:polygon draw:style-name="gr18" draw:text-style-name="P16" draw:layer="layout" svg:width="2.287cm" svg:height="2.287cm" svg:x="35.791cm" svg:y="7.109cm" svg:viewBox="0 0 2288 2288" draw:points="1144,2288 0,2288 0,0 2288,0 2288,2288">
          <text:p/>
        </draw:polygon>
        <draw:polygon draw:style-name="gr13" draw:text-style-name="P11" draw:layer="layout" svg:width="2.287cm" svg:height="2.287cm" svg:x="38.079cm" svg:y="2.533cm" svg:viewBox="0 0 2288 2288" draw:points="1144,2288 0,2288 0,0 2288,0 2288,2288">
          <text:p/>
        </draw:polygon>
        <draw:polygon draw:style-name="gr14" draw:text-style-name="P12" draw:layer="layout" svg:width="2.287cm" svg:height="2.287cm" svg:x="38.079cm" svg:y="2.533cm" svg:viewBox="0 0 2288 2288" draw:points="1144,2288 0,2288 0,0 2288,0 2288,2288">
          <text:p/>
        </draw:polygon>
        <draw:polygon draw:style-name="gr15" draw:text-style-name="P13" draw:layer="layout" svg:width="2.287cm" svg:height="2.287cm" svg:x="38.079cm" svg:y="4.821cm" svg:viewBox="0 0 2288 2288" draw:points="1144,2288 0,2288 0,0 2288,0 2288,2288">
          <text:p/>
        </draw:polygon>
        <draw:polygon draw:style-name="gr16" draw:text-style-name="P14" draw:layer="layout" svg:width="2.287cm" svg:height="2.287cm" svg:x="38.079cm" svg:y="4.821cm" svg:viewBox="0 0 2288 2288" draw:points="1144,2288 0,2288 0,0 2288,0 2288,2288">
          <text:p/>
        </draw:polygon>
        <draw:polygon draw:style-name="gr17" draw:text-style-name="P15" draw:layer="layout" svg:width="2.287cm" svg:height="2.287cm" svg:x="38.079cm" svg:y="7.109cm" svg:viewBox="0 0 2288 2288" draw:points="1144,2288 0,2288 0,0 2288,0 2288,2288">
          <text:p/>
        </draw:polygon>
        <draw:polygon draw:style-name="gr18" draw:text-style-name="P16" draw:layer="layout" svg:width="2.287cm" svg:height="2.287cm" svg:x="38.079cm" svg:y="7.109cm" svg:viewBox="0 0 2288 2288" draw:points="1144,2288 0,2288 0,0 2288,0 2288,2288">
          <text:p/>
        </draw:polygon>
        <draw:polygon draw:style-name="gr13" draw:text-style-name="P11" draw:layer="layout" svg:width="2.287cm" svg:height="2.287cm" svg:x="40.367cm" svg:y="2.533cm" svg:viewBox="0 0 2288 2288" draw:points="1144,2288 0,2288 0,0 2288,0 2288,2288">
          <text:p/>
        </draw:polygon>
        <draw:polygon draw:style-name="gr14" draw:text-style-name="P12" draw:layer="layout" svg:width="2.287cm" svg:height="2.287cm" svg:x="40.367cm" svg:y="2.533cm" svg:viewBox="0 0 2288 2288" draw:points="1144,2288 0,2288 0,0 2288,0 2288,2288">
          <text:p/>
        </draw:polygon>
        <draw:polygon draw:style-name="gr15" draw:text-style-name="P13" draw:layer="layout" svg:width="2.287cm" svg:height="2.287cm" svg:x="40.367cm" svg:y="4.821cm" svg:viewBox="0 0 2288 2288" draw:points="1144,2288 0,2288 0,0 2288,0 2288,2288">
          <text:p/>
        </draw:polygon>
        <draw:polygon draw:style-name="gr16" draw:text-style-name="P14" draw:layer="layout" svg:width="2.287cm" svg:height="2.287cm" svg:x="40.367cm" svg:y="4.821cm" svg:viewBox="0 0 2288 2288" draw:points="1144,2288 0,2288 0,0 2288,0 2288,2288">
          <text:p/>
        </draw:polygon>
        <draw:polygon draw:style-name="gr17" draw:text-style-name="P15" draw:layer="layout" svg:width="2.287cm" svg:height="2.287cm" svg:x="40.367cm" svg:y="7.109cm" svg:viewBox="0 0 2288 2288" draw:points="1144,2288 0,2288 0,0 2288,0 2288,2288">
          <text:p/>
        </draw:polygon>
        <draw:polygon draw:style-name="gr18" draw:text-style-name="P16" draw:layer="layout" svg:width="2.287cm" svg:height="2.287cm" svg:x="40.367cm" svg:y="7.109cm" svg:viewBox="0 0 2288 2288" draw:points="1144,2288 0,2288 0,0 2288,0 2288,2288">
          <text:p/>
        </draw:polygon>
        <draw:polygon draw:style-name="gr19" draw:text-style-name="P16" draw:layer="layout" svg:width="6.863cm" svg:height="6.863cm" svg:x="35.791cm" svg:y="2.533cm" svg:viewBox="0 0 6864 6864" draw:points="3432,6864 0,6864 0,0 6864,0 6864,6864">
          <text:p/>
        </draw:polygon>
        <draw:polygon draw:style-name="gr19" draw:text-style-name="P16" draw:layer="layout" svg:width="6.863cm" svg:height="2.287cm" svg:x="35.791cm" svg:y="2.533cm" svg:viewBox="0 0 6864 2288" draw:points="3432,2288 0,2288 0,0 6864,0 6864,2288">
          <text:p/>
        </draw:polygon>
        <draw:polygon draw:style-name="gr19" draw:text-style-name="P16" draw:layer="layout" svg:width="6.863cm" svg:height="2.287cm" svg:x="35.791cm" svg:y="4.821cm" svg:viewBox="0 0 6864 2288" draw:points="3432,2288 0,2288 0,0 6864,0 6864,2288">
          <text:p/>
        </draw:polygon>
        <draw:polygon draw:style-name="gr19" draw:text-style-name="P16" draw:layer="layout" svg:width="6.863cm" svg:height="2.287cm" svg:x="35.791cm" svg:y="7.109cm" svg:viewBox="0 0 6864 2288" draw:points="3432,2288 0,2288 0,0 6864,0 6864,2288">
          <text:p/>
        </draw:polygon>
        <draw:frame draw:style-name="gr20" draw:text-style-name="P17" draw:layer="layout" svg:width="4.235cm" svg:height="5.674cm" svg:x="3.699cm" svg:y="11.76cm">
          <draw:text-box>
            <text:p><text:span text:style-name="T1">M</text:span></text:p>
          </draw:text-box>
        </draw:frame>
        <draw:frame draw:style-name="gr21" draw:text-style-name="P18" draw:layer="layout" svg:width="5.014cm" svg:height="2.838cm" svg:x="3.311cm" svg:y="17.623cm">
          <draw:text-box>
            <text:p><text:span text:style-name="T2">m</text:span><text:span text:style-name="T2">×</text:span><text:span text:style-name="T2">n</text:span></text:p>
          </draw:text-box>
        </draw:frame>
        <draw:frame draw:style-name="gr25" draw:text-style-name="P17" draw:layer="layout" svg:width="4.798cm" svg:height="5.674cm" svg:x="37.91cm" svg:y="11.76cm">
          <draw:text-box>
            <text:p><text:span text:style-name="T1">V</text:span><text:span text:style-name="T1"> </text:span></text:p>
          </draw:text-box>
        </draw:frame>
        <draw:frame draw:style-name="gr26" draw:text-style-name="P18" draw:layer="layout" svg:width="0.988cm" svg:height="2.838cm" svg:x="41.724cm" svg:y="11.948cm">
          <draw:text-box>
            <text:p><text:span text:style-name="T2">*</text:span></text:p>
          </draw:text-box>
        </draw:frame>
        <draw:frame draw:style-name="gr27" draw:text-style-name="P18" draw:layer="layout" svg:width="4.312cm" svg:height="2.838cm" svg:x="38.038cm" svg:y="17.623cm">
          <draw:text-box>
            <text:p><text:span text:style-name="T2">n</text:span><text:span text:style-name="T2">×</text:span><text:span text:style-name="T2">n</text:span></text:p>
          </draw:text-box>
        </draw:frame>
        <draw:frame draw:style-name="gr22" draw:text-style-name="P17" draw:layer="layout" svg:width="3.672cm" svg:height="5.674cm" svg:x="15.898cm" svg:y="11.683cm">
          <draw:text-box>
            <text:p><text:span text:style-name="T1">U</text:span></text:p>
          </draw:text-box>
        </draw:frame>
        <draw:frame draw:style-name="gr21" draw:text-style-name="P18" draw:layer="layout" svg:width="5.014cm" svg:height="2.838cm" svg:x="15.232cm" svg:y="17.623cm">
          <draw:text-box>
            <text:p><text:span text:style-name="T2">m</text:span><text:span text:style-name="T2">×</text:span><text:span text:style-name="T2">n</text:span></text:p>
          </draw:text-box>
        </draw:frame>
        <draw:frame draw:style-name="gr39" draw:text-style-name="P26" draw:layer="layout" svg:width="1.556cm" svg:height="2.838cm" svg:x="19.629cm" svg:y="14.567cm">
          <draw:text-box>
            <text:p><text:span text:style-name="T4">n</text:span></text:p>
          </draw:text-box>
        </draw:frame>
        <draw:frame draw:style-name="gr24" draw:text-style-name="P17" draw:layer="layout" svg:width="3.05cm" svg:height="5.674cm" svg:x="27.872cm" svg:y="11.76cm">
          <draw:text-box>
            <text:p><text:span text:style-name="T1">Σ</text:span></text:p>
          </draw:text-box>
        </draw:frame>
        <draw:frame draw:style-name="gr27" draw:text-style-name="P18" draw:layer="layout" svg:width="4.312cm" svg:height="2.838cm" svg:x="27.281cm" svg:y="17.623cm">
          <draw:text-box>
            <text:p><text:span text:style-name="T2">n</text:span><text:span text:style-name="T2">×</text:span><text:span text:style-name="T2">n</text:span></text:p>
          </draw:text-box>
        </draw:frame>
        <draw:frame draw:style-name="gr39" draw:text-style-name="P26" draw:layer="layout" svg:width="1.556cm" svg:height="2.838cm" svg:x="31.445cm" svg:y="14.567cm">
          <draw:text-box>
            <text:p><text:span text:style-name="T4">n</text:span></text:p>
          </draw:text-box>
        </draw:frame>
        <draw:polygon draw:style-name="gr28" draw:text-style-name="P19" draw:layer="layout" svg:width="2.287cm" svg:height="2.287cm" svg:x="26.055cm" svg:y="2.533cm" svg:viewBox="0 0 2288 2288" draw:points="1144,2288 0,2288 0,0 2288,0 2288,2288">
          <text:p/>
        </draw:polygon>
        <draw:polygon draw:style-name="gr29" draw:text-style-name="P20" draw:layer="layout" svg:width="2.287cm" svg:height="2.287cm" svg:x="26.055cm" svg:y="2.533cm" svg:viewBox="0 0 2288 2288" draw:points="1144,2288 0,2288 0,0 2288,0 2288,2288">
          <text:p/>
        </draw:polygon>
        <draw:polygon draw:style-name="gr29" draw:text-style-name="P20" draw:layer="layout" svg:width="2.287cm" svg:height="2.287cm" svg:x="28.343cm" svg:y="2.533cm" svg:viewBox="0 0 2288 2288" draw:points="1144,2288 0,2288 0,0 2288,0 2288,2288">
          <text:p/>
        </draw:polygon>
        <draw:polygon draw:style-name="gr30" draw:text-style-name="P21" draw:layer="layout" svg:width="2.287cm" svg:height="2.287cm" svg:x="28.343cm" svg:y="4.821cm" svg:viewBox="0 0 2288 2288" draw:points="1144,2288 0,2288 0,0 2288,0 2288,2288">
          <text:p/>
        </draw:polygon>
        <draw:polygon draw:style-name="gr31" draw:text-style-name="P22" draw:layer="layout" svg:width="2.287cm" svg:height="2.287cm" svg:x="28.343cm" svg:y="4.821cm" svg:viewBox="0 0 2288 2288" draw:points="1144,2288 0,2288 0,0 2288,0 2288,2288">
          <text:p/>
        </draw:polygon>
        <draw:polygon draw:style-name="gr31" draw:text-style-name="P22" draw:layer="layout" svg:width="2.286cm" svg:height="2.287cm" svg:x="30.631cm" svg:y="4.821cm" svg:viewBox="0 0 2287 2288" draw:points="1143,2288 0,2288 0,0 2287,0 2287,2288">
          <text:p/>
        </draw:polygon>
        <draw:polygon draw:style-name="gr32" draw:text-style-name="P23" draw:layer="layout" svg:width="2.286cm" svg:height="2.287cm" svg:x="30.631cm" svg:y="7.109cm" svg:viewBox="0 0 2287 2288" draw:points="1143,2288 0,2288 0,0 2287,0 2287,2288">
          <text:p/>
        </draw:polygon>
        <draw:polygon draw:style-name="gr33" draw:text-style-name="P24" draw:layer="layout" svg:width="2.286cm" svg:height="2.287cm" svg:x="30.631cm" svg:y="7.109cm" svg:viewBox="0 0 2287 2288" draw:points="1143,2288 0,2288 0,0 2287,0 2287,2288">
          <text:p/>
        </draw:polygon>
        <draw:frame draw:style-name="gr34" draw:text-style-name="P25" draw:layer="layout" svg:width="1.255cm" svg:height="2.524cm" svg:x="28.864cm" svg:y="2.453cm">
          <draw:text-box>
            <text:p><text:span text:style-name="T3">0</text:span></text:p>
          </draw:text-box>
        </draw:frame>
        <draw:polygon draw:style-name="gr33" draw:text-style-name="P24" draw:layer="layout" svg:width="2.286cm" svg:height="2.287cm" svg:x="30.631cm" svg:y="2.533cm" svg:viewBox="0 0 2287 2288" draw:points="1143,2288 0,2288 0,0 2287,0 2287,2288">
          <text:p/>
        </draw:polygon>
        <draw:frame draw:style-name="gr34" draw:text-style-name="P25" draw:layer="layout" svg:width="1.255cm" svg:height="2.524cm" svg:x="31.152cm" svg:y="2.453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6.055cm" svg:y="4.821cm" svg:viewBox="0 0 2288 2288" draw:points="1144,2288 0,2288 0,0 2288,0 2288,2288">
          <text:p/>
        </draw:polygon>
        <draw:frame draw:style-name="gr34" draw:text-style-name="P25" draw:layer="layout" svg:width="1.255cm" svg:height="2.524cm" svg:x="26.576cm" svg:y="4.741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6.055cm" svg:y="7.109cm" svg:viewBox="0 0 2288 2288" draw:points="1144,2288 0,2288 0,0 2288,0 2288,2288">
          <text:p/>
        </draw:polygon>
        <draw:frame draw:style-name="gr34" draw:text-style-name="P25" draw:layer="layout" svg:width="1.255cm" svg:height="2.524cm" svg:x="26.576cm" svg:y="7.029cm">
          <draw:text-box>
            <text:p><text:span text:style-name="T3">0</text:span></text:p>
          </draw:text-box>
        </draw:frame>
        <draw:polygon draw:style-name="gr33" draw:text-style-name="P24" draw:layer="layout" svg:width="2.287cm" svg:height="2.287cm" svg:x="28.343cm" svg:y="7.109cm" svg:viewBox="0 0 2288 2288" draw:points="1144,2288 0,2288 0,0 2288,0 2288,2288">
          <text:p/>
        </draw:polygon>
        <draw:frame draw:style-name="gr34" draw:text-style-name="P25" draw:layer="layout" svg:width="1.255cm" svg:height="2.524cm" svg:x="28.864cm" svg:y="7.029cm">
          <draw:text-box>
            <text:p><text:span text:style-name="T3">0</text:span></text:p>
          </draw:text-box>
        </draw:frame>
        <draw:polygon draw:style-name="gr35" draw:text-style-name="P24" draw:layer="layout" svg:width="6.862cm" svg:height="6.863cm" svg:x="26.055cm" svg:y="2.533cm" svg:viewBox="0 0 6863 6864" draw:points="3432,6864 0,6864 0,0 6863,0 6863,6864">
          <text:p/>
        </draw:polygon>
        <draw:polygon draw:style-name="gr33" draw:text-style-name="P24" draw:layer="layout" svg:width="2.286cm" svg:height="2.287cm" svg:x="30.631cm" svg:y="4.821cm" svg:viewBox="0 0 2287 2288" draw:points="1143,2288 0,2288 0,0 2287,0 2287,2288">
          <text:p/>
        </draw:polygon>
        <draw:frame draw:style-name="gr34" draw:text-style-name="P25" draw:layer="layout" svg:width="1.255cm" svg:height="2.524cm" svg:x="31.152cm" svg:y="4.741cm">
          <draw:text-box>
            <text:p><text:span text:style-name="T3">0</text:span></text:p>
          </draw:text-box>
        </draw:frame>
        <draw:frame draw:style-name="gr36" draw:text-style-name="P25" draw:layer="layout" svg:width="1.894cm" svg:height="2.524cm" svg:x="26.26cm" svg:y="2.444cm">
          <draw:text-box>
            <text:p><text:span text:style-name="T3">✱</text:span></text:p>
          </draw:text-box>
        </draw:frame>
        <draw:frame draw:style-name="gr36" draw:text-style-name="P25" draw:layer="layout" svg:width="1.894cm" svg:height="2.524cm" svg:x="28.547cm" svg:y="4.732cm">
          <draw:text-box>
            <text:p><text:span text:style-name="T3">✱</text:span></text:p>
          </draw:text-box>
        </draw:frame>
        <draw:frame draw:style-name="gr34" draw:text-style-name="P25" draw:layer="layout" svg:width="1.255cm" svg:height="2.524cm" svg:x="31.152cm" svg:y="7.029cm">
          <draw:text-box>
            <text:p><text:span text:style-name="T3">0</text:span></text:p>
          </draw:text-box>
        </draw:frame>
      </draw:page>
      <draw:page draw:name="page3" draw:style-name="dp1" draw:master-page-name="Default">
        <draw:polygon draw:style-name="gr1" draw:text-style-name="P1" draw:layer="layout" svg:width="2.287cm" svg:height="2.287cm" svg:x="2.544cm" svg:y="2.506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2.506cm" svg:viewBox="0 0 2288 2288" draw:points="1144,2288 0,2288 0,0 2288,0 2288,2288">
          <text:p/>
        </draw:polygon>
        <draw:polygon draw:style-name="gr1" draw:text-style-name="P1" draw:layer="layout" svg:width="2.287cm" svg:height="2.287cm" svg:x="2.544cm" svg:y="4.793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4.793cm" svg:viewBox="0 0 2288 2288" draw:points="1144,2288 0,2288 0,0 2288,0 2288,2288">
          <text:p/>
        </draw:polygon>
        <draw:polygon draw:style-name="gr1" draw:text-style-name="P1" draw:layer="layout" svg:width="2.287cm" svg:height="2.287cm" svg:x="2.544cm" svg:y="7.081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7.081cm" svg:viewBox="0 0 2288 2288" draw:points="1144,2288 0,2288 0,0 2288,0 2288,2288">
          <text:p/>
        </draw:polygon>
        <draw:polygon draw:style-name="gr1" draw:text-style-name="P1" draw:layer="layout" svg:width="2.287cm" svg:height="2.287cm" svg:x="2.544cm" svg:y="9.369cm" svg:viewBox="0 0 2288 2288" draw:points="1144,2288 0,2288 0,0 2288,0 2288,2288">
          <text:p/>
        </draw:polygon>
        <draw:polygon draw:style-name="gr2" draw:text-style-name="P2" draw:layer="layout" svg:width="2.287cm" svg:height="2.287cm" svg:x="2.544cm" svg:y="9.369cm" svg:viewBox="0 0 2288 2288" draw:points="1144,2288 0,2288 0,0 2288,0 2288,2288">
          <text:p/>
        </draw:polygon>
        <draw:polygon draw:style-name="gr1" draw:text-style-name="P1" draw:layer="layout" svg:width="2.286cm" svg:height="2.287cm" svg:x="4.832cm" svg:y="2.506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2.506cm" svg:viewBox="0 0 2287 2288" draw:points="1144,2288 0,2288 0,0 2287,0 2287,2288">
          <text:p/>
        </draw:polygon>
        <draw:polygon draw:style-name="gr1" draw:text-style-name="P1" draw:layer="layout" svg:width="2.286cm" svg:height="2.287cm" svg:x="4.832cm" svg:y="4.793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4.793cm" svg:viewBox="0 0 2287 2288" draw:points="1144,2288 0,2288 0,0 2287,0 2287,2288">
          <text:p/>
        </draw:polygon>
        <draw:polygon draw:style-name="gr1" draw:text-style-name="P1" draw:layer="layout" svg:width="2.286cm" svg:height="2.287cm" svg:x="4.832cm" svg:y="7.081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7.081cm" svg:viewBox="0 0 2287 2288" draw:points="1144,2288 0,2288 0,0 2287,0 2287,2288">
          <text:p/>
        </draw:polygon>
        <draw:polygon draw:style-name="gr1" draw:text-style-name="P1" draw:layer="layout" svg:width="2.286cm" svg:height="2.287cm" svg:x="4.832cm" svg:y="9.369cm" svg:viewBox="0 0 2287 2288" draw:points="1144,2288 0,2288 0,0 2287,0 2287,2288">
          <text:p/>
        </draw:polygon>
        <draw:polygon draw:style-name="gr2" draw:text-style-name="P2" draw:layer="layout" svg:width="2.286cm" svg:height="2.287cm" svg:x="4.832cm" svg:y="9.369cm" svg:viewBox="0 0 2287 2288" draw:points="1144,2288 0,2288 0,0 2287,0 2287,2288">
          <text:p/>
        </draw:polygon>
        <draw:polygon draw:style-name="gr1" draw:text-style-name="P1" draw:layer="layout" svg:width="2.287cm" svg:height="2.287cm" svg:x="7.119cm" svg:y="2.506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2.506cm" svg:viewBox="0 0 2288 2288" draw:points="1144,2288 0,2288 0,0 2288,0 2288,2288">
          <text:p/>
        </draw:polygon>
        <draw:polygon draw:style-name="gr1" draw:text-style-name="P1" draw:layer="layout" svg:width="2.287cm" svg:height="2.287cm" svg:x="7.119cm" svg:y="4.793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4.793cm" svg:viewBox="0 0 2288 2288" draw:points="1144,2288 0,2288 0,0 2288,0 2288,2288">
          <text:p/>
        </draw:polygon>
        <draw:polygon draw:style-name="gr1" draw:text-style-name="P1" draw:layer="layout" svg:width="2.287cm" svg:height="2.287cm" svg:x="7.119cm" svg:y="7.081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7.081cm" svg:viewBox="0 0 2288 2288" draw:points="1144,2288 0,2288 0,0 2288,0 2288,2288">
          <text:p/>
        </draw:polygon>
        <draw:polygon draw:style-name="gr1" draw:text-style-name="P1" draw:layer="layout" svg:width="2.287cm" svg:height="2.287cm" svg:x="7.119cm" svg:y="9.369cm" svg:viewBox="0 0 2288 2288" draw:points="1144,2288 0,2288 0,0 2288,0 2288,2288">
          <text:p/>
        </draw:polygon>
        <draw:polygon draw:style-name="gr2" draw:text-style-name="P2" draw:layer="layout" svg:width="2.287cm" svg:height="2.287cm" svg:x="7.119cm" svg:y="9.369cm" svg:viewBox="0 0 2288 2288" draw:points="1144,2288 0,2288 0,0 2288,0 2288,2288">
          <text:p/>
        </draw:polygon>
        <draw:polygon draw:style-name="gr3" draw:text-style-name="P2" draw:layer="layout" svg:width="6.862cm" svg:height="9.151cm" svg:x="2.544cm" svg:y="2.506cm" svg:viewBox="0 0 6863 9152" draw:points="3432,9152 0,9152 0,0 6863,0 6863,9152">
          <text:p/>
        </draw:polygon>
        <draw:polygon draw:style-name="gr4" draw:text-style-name="P3" draw:layer="layout" svg:width="2.287cm" svg:height="2.287cm" svg:x="15.217cm" svg:y="2.506cm" svg:viewBox="0 0 2288 2288" draw:points="1144,2288 0,2288 0,0 2288,0 2288,2288">
          <text:p/>
        </draw:polygon>
        <draw:polygon draw:style-name="gr5" draw:text-style-name="P4" draw:layer="layout" svg:width="2.287cm" svg:height="2.287cm" svg:x="15.217cm" svg:y="2.506cm" svg:viewBox="0 0 2288 2288" draw:points="1144,2288 0,2288 0,0 2288,0 2288,2288">
          <text:p/>
        </draw:polygon>
        <draw:polygon draw:style-name="gr4" draw:text-style-name="P3" draw:layer="layout" svg:width="2.287cm" svg:height="2.287cm" svg:x="15.217cm" svg:y="4.793cm" svg:viewBox="0 0 2288 2288" draw:points="1144,2288 0,2288 0,0 2288,0 2288,2288">
          <text:p/>
        </draw:polygon>
        <draw:polygon draw:style-name="gr5" draw:text-style-name="P4" draw:layer="layout" svg:width="2.287cm" svg:height="2.287cm" svg:x="15.217cm" svg:y="4.793cm" svg:viewBox="0 0 2288 2288" draw:points="1144,2288 0,2288 0,0 2288,0 2288,2288">
          <text:p/>
        </draw:polygon>
        <draw:polygon draw:style-name="gr4" draw:text-style-name="P3" draw:layer="layout" svg:width="2.287cm" svg:height="2.287cm" svg:x="15.217cm" svg:y="7.081cm" svg:viewBox="0 0 2288 2288" draw:points="1144,2288 0,2288 0,0 2288,0 2288,2288">
          <text:p/>
        </draw:polygon>
        <draw:polygon draw:style-name="gr5" draw:text-style-name="P4" draw:layer="layout" svg:width="2.287cm" svg:height="2.287cm" svg:x="15.217cm" svg:y="7.081cm" svg:viewBox="0 0 2288 2288" draw:points="1144,2288 0,2288 0,0 2288,0 2288,2288">
          <text:p/>
        </draw:polygon>
        <draw:polygon draw:style-name="gr4" draw:text-style-name="P3" draw:layer="layout" svg:width="2.287cm" svg:height="2.287cm" svg:x="15.217cm" svg:y="9.369cm" svg:viewBox="0 0 2288 2288" draw:points="1144,2288 0,2288 0,0 2288,0 2288,2288">
          <text:p/>
        </draw:polygon>
        <draw:polygon draw:style-name="gr5" draw:text-style-name="P4" draw:layer="layout" svg:width="2.287cm" svg:height="2.287cm" svg:x="15.217cm" svg:y="9.369cm" svg:viewBox="0 0 2288 2288" draw:points="1144,2288 0,2288 0,0 2288,0 2288,2288">
          <text:p/>
        </draw:polygon>
        <draw:polygon draw:style-name="gr6" draw:text-style-name="P5" draw:layer="layout" svg:width="2.287cm" svg:height="2.287cm" svg:x="17.505cm" svg:y="2.506cm" svg:viewBox="0 0 2288 2288" draw:points="1144,2288 0,2288 0,0 2288,0 2288,2288">
          <text:p/>
        </draw:polygon>
        <draw:polygon draw:style-name="gr7" draw:text-style-name="P6" draw:layer="layout" svg:width="2.287cm" svg:height="2.287cm" svg:x="17.505cm" svg:y="2.506cm" svg:viewBox="0 0 2288 2288" draw:points="1144,2288 0,2288 0,0 2288,0 2288,2288">
          <text:p/>
        </draw:polygon>
        <draw:polygon draw:style-name="gr6" draw:text-style-name="P5" draw:layer="layout" svg:width="2.287cm" svg:height="2.287cm" svg:x="17.505cm" svg:y="4.793cm" svg:viewBox="0 0 2288 2288" draw:points="1144,2288 0,2288 0,0 2288,0 2288,2288">
          <text:p/>
        </draw:polygon>
        <draw:polygon draw:style-name="gr7" draw:text-style-name="P6" draw:layer="layout" svg:width="2.287cm" svg:height="2.287cm" svg:x="17.505cm" svg:y="4.793cm" svg:viewBox="0 0 2288 2288" draw:points="1144,2288 0,2288 0,0 2288,0 2288,2288">
          <text:p/>
        </draw:polygon>
        <draw:polygon draw:style-name="gr6" draw:text-style-name="P5" draw:layer="layout" svg:width="2.287cm" svg:height="2.287cm" svg:x="17.505cm" svg:y="7.081cm" svg:viewBox="0 0 2288 2288" draw:points="1144,2288 0,2288 0,0 2288,0 2288,2288">
          <text:p/>
        </draw:polygon>
        <draw:polygon draw:style-name="gr7" draw:text-style-name="P6" draw:layer="layout" svg:width="2.287cm" svg:height="2.287cm" svg:x="17.505cm" svg:y="7.081cm" svg:viewBox="0 0 2288 2288" draw:points="1144,2288 0,2288 0,0 2288,0 2288,2288">
          <text:p/>
        </draw:polygon>
        <draw:polygon draw:style-name="gr6" draw:text-style-name="P5" draw:layer="layout" svg:width="2.287cm" svg:height="2.287cm" svg:x="17.505cm" svg:y="9.369cm" svg:viewBox="0 0 2288 2288" draw:points="1144,2288 0,2288 0,0 2288,0 2288,2288">
          <text:p/>
        </draw:polygon>
        <draw:polygon draw:style-name="gr7" draw:text-style-name="P6" draw:layer="layout" svg:width="2.287cm" svg:height="2.287cm" svg:x="17.505cm" svg:y="9.369cm" svg:viewBox="0 0 2288 2288" draw:points="1144,2288 0,2288 0,0 2288,0 2288,2288">
          <text:p/>
        </draw:polygon>
        <draw:polygon draw:style-name="gr40" draw:text-style-name="P6" draw:layer="layout" svg:width="4.575cm" svg:height="9.151cm" svg:x="15.217cm" svg:y="2.506cm" svg:viewBox="0 0 4576 9152" draw:points="2288,9152 0,9152 0,0 4576,0 4576,9152">
          <text:p/>
        </draw:polygon>
        <draw:polygon draw:style-name="gr40" draw:text-style-name="P6" draw:layer="layout" svg:width="2.287cm" svg:height="9.151cm" svg:x="15.217cm" svg:y="2.506cm" svg:viewBox="0 0 2288 9152" draw:points="1144,9152 0,9152 0,0 2288,0 2288,9152">
          <text:p/>
        </draw:polygon>
        <draw:polygon draw:style-name="gr40" draw:text-style-name="P6" draw:layer="layout" svg:width="2.287cm" svg:height="9.151cm" svg:x="17.505cm" svg:y="2.506cm" svg:viewBox="0 0 2288 9152" draw:points="1144,9152 0,9152 0,0 2288,0 2288,9152">
          <text:p/>
        </draw:polygon>
        <draw:polygon draw:style-name="gr13" draw:text-style-name="P11" draw:layer="layout" svg:width="2.287cm" svg:height="2.287cm" svg:x="35.791cm" svg:y="2.506cm" svg:viewBox="0 0 2288 2288" draw:points="1144,2288 0,2288 0,0 2288,0 2288,2288">
          <text:p/>
        </draw:polygon>
        <draw:polygon draw:style-name="gr14" draw:text-style-name="P12" draw:layer="layout" svg:width="2.287cm" svg:height="2.287cm" svg:x="35.791cm" svg:y="2.506cm" svg:viewBox="0 0 2288 2288" draw:points="1144,2288 0,2288 0,0 2288,0 2288,2288">
          <text:p/>
        </draw:polygon>
        <draw:polygon draw:style-name="gr15" draw:text-style-name="P13" draw:layer="layout" svg:width="2.287cm" svg:height="2.287cm" svg:x="35.791cm" svg:y="4.793cm" svg:viewBox="0 0 2288 2288" draw:points="1144,2288 0,2288 0,0 2288,0 2288,2288">
          <text:p/>
        </draw:polygon>
        <draw:polygon draw:style-name="gr16" draw:text-style-name="P14" draw:layer="layout" svg:width="2.287cm" svg:height="2.287cm" svg:x="35.791cm" svg:y="4.793cm" svg:viewBox="0 0 2288 2288" draw:points="1144,2288 0,2288 0,0 2288,0 2288,2288">
          <text:p/>
        </draw:polygon>
        <draw:polygon draw:style-name="gr13" draw:text-style-name="P11" draw:layer="layout" svg:width="2.287cm" svg:height="2.287cm" svg:x="38.079cm" svg:y="2.506cm" svg:viewBox="0 0 2288 2288" draw:points="1144,2288 0,2288 0,0 2288,0 2288,2288">
          <text:p/>
        </draw:polygon>
        <draw:polygon draw:style-name="gr14" draw:text-style-name="P12" draw:layer="layout" svg:width="2.287cm" svg:height="2.287cm" svg:x="38.079cm" svg:y="2.506cm" svg:viewBox="0 0 2288 2288" draw:points="1144,2288 0,2288 0,0 2288,0 2288,2288">
          <text:p/>
        </draw:polygon>
        <draw:polygon draw:style-name="gr15" draw:text-style-name="P13" draw:layer="layout" svg:width="2.287cm" svg:height="2.287cm" svg:x="38.079cm" svg:y="4.793cm" svg:viewBox="0 0 2288 2288" draw:points="1144,2288 0,2288 0,0 2288,0 2288,2288">
          <text:p/>
        </draw:polygon>
        <draw:polygon draw:style-name="gr16" draw:text-style-name="P14" draw:layer="layout" svg:width="2.287cm" svg:height="2.287cm" svg:x="38.079cm" svg:y="4.793cm" svg:viewBox="0 0 2288 2288" draw:points="1144,2288 0,2288 0,0 2288,0 2288,2288">
          <text:p/>
        </draw:polygon>
        <draw:polygon draw:style-name="gr13" draw:text-style-name="P11" draw:layer="layout" svg:width="2.287cm" svg:height="2.287cm" svg:x="40.367cm" svg:y="2.506cm" svg:viewBox="0 0 2288 2288" draw:points="1144,2288 0,2288 0,0 2288,0 2288,2288">
          <text:p/>
        </draw:polygon>
        <draw:polygon draw:style-name="gr14" draw:text-style-name="P12" draw:layer="layout" svg:width="2.287cm" svg:height="2.287cm" svg:x="40.367cm" svg:y="2.506cm" svg:viewBox="0 0 2288 2288" draw:points="1144,2288 0,2288 0,0 2288,0 2288,2288">
          <text:p/>
        </draw:polygon>
        <draw:polygon draw:style-name="gr15" draw:text-style-name="P13" draw:layer="layout" svg:width="2.287cm" svg:height="2.287cm" svg:x="40.367cm" svg:y="4.793cm" svg:viewBox="0 0 2288 2288" draw:points="1144,2288 0,2288 0,0 2288,0 2288,2288">
          <text:p/>
        </draw:polygon>
        <draw:polygon draw:style-name="gr16" draw:text-style-name="P14" draw:layer="layout" svg:width="2.287cm" svg:height="2.287cm" svg:x="40.367cm" svg:y="4.793cm" svg:viewBox="0 0 2288 2288" draw:points="1144,2288 0,2288 0,0 2288,0 2288,2288">
          <text:p/>
        </draw:polygon>
        <draw:polygon draw:style-name="gr41" draw:text-style-name="P14" draw:layer="layout" svg:width="6.863cm" svg:height="4.575cm" svg:x="35.791cm" svg:y="2.506cm" svg:viewBox="0 0 6864 4576" draw:points="3432,4576 0,4576 0,0 6864,0 6864,4576">
          <text:p/>
        </draw:polygon>
        <draw:polygon draw:style-name="gr41" draw:text-style-name="P14" draw:layer="layout" svg:width="6.863cm" svg:height="2.287cm" svg:x="35.791cm" svg:y="2.506cm" svg:viewBox="0 0 6864 2288" draw:points="3432,2288 0,2288 0,0 6864,0 6864,2288">
          <text:p/>
        </draw:polygon>
        <draw:polygon draw:style-name="gr41" draw:text-style-name="P14" draw:layer="layout" svg:width="6.863cm" svg:height="2.287cm" svg:x="35.791cm" svg:y="4.793cm" svg:viewBox="0 0 6864 2288" draw:points="3432,2288 0,2288 0,0 6864,0 6864,2288">
          <text:p/>
        </draw:polygon>
        <draw:frame draw:style-name="gr20" draw:text-style-name="P17" draw:layer="layout" svg:width="4.235cm" svg:height="5.674cm" svg:x="3.865cm" svg:y="12.258cm">
          <draw:text-box>
            <text:p><text:span text:style-name="T1">M</text:span></text:p>
          </draw:text-box>
        </draw:frame>
        <draw:frame draw:style-name="gr21" draw:text-style-name="P18" draw:layer="layout" svg:width="5.014cm" svg:height="2.838cm" svg:x="3.476cm" svg:y="18.121cm">
          <draw:text-box>
            <text:p><text:span text:style-name="T2">m</text:span><text:span text:style-name="T2">×</text:span><text:span text:style-name="T2">n</text:span></text:p>
          </draw:text-box>
        </draw:frame>
        <draw:frame draw:style-name="gr22" draw:text-style-name="P17" draw:layer="layout" svg:width="3.672cm" svg:height="5.674cm" svg:x="16.064cm" svg:y="12.181cm">
          <draw:text-box>
            <text:p><text:span text:style-name="T1">U</text:span></text:p>
          </draw:text-box>
        </draw:frame>
        <draw:frame draw:style-name="gr42" draw:text-style-name="P18" draw:layer="layout" svg:width="4.447cm" svg:height="2.838cm" svg:x="15.675cm" svg:y="18.121cm">
          <draw:text-box>
            <text:p><text:span text:style-name="T2">m</text:span><text:span text:style-name="T2">×</text:span><text:span text:style-name="T2">r</text:span></text:p>
          </draw:text-box>
        </draw:frame>
        <draw:frame draw:style-name="gr26" draw:text-style-name="P26" draw:layer="layout" svg:width="0.988cm" svg:height="2.838cm" svg:x="20.085cm" svg:y="15.065cm">
          <draw:text-box>
            <text:p><text:span text:style-name="T4">r</text:span></text:p>
          </draw:text-box>
        </draw:frame>
        <draw:frame draw:style-name="gr24" draw:text-style-name="P17" draw:layer="layout" svg:width="3.05cm" svg:height="5.674cm" svg:x="28.037cm" svg:y="12.258cm">
          <draw:text-box>
            <text:p><text:span text:style-name="T1">Σ</text:span></text:p>
          </draw:text-box>
        </draw:frame>
        <draw:frame draw:style-name="gr43" draw:text-style-name="P18" draw:layer="layout" svg:width="3.177cm" svg:height="2.838cm" svg:x="28.002cm" svg:y="18.121cm">
          <draw:text-box>
            <text:p><text:span text:style-name="T2">r</text:span><text:span text:style-name="T2">×</text:span><text:span text:style-name="T2">r</text:span></text:p>
          </draw:text-box>
        </draw:frame>
        <draw:frame draw:style-name="gr26" draw:text-style-name="P26" draw:layer="layout" svg:width="0.988cm" svg:height="2.838cm" svg:x="31.902cm" svg:y="15.065cm">
          <draw:text-box>
            <text:p><text:span text:style-name="T4">r</text:span></text:p>
          </draw:text-box>
        </draw:frame>
        <draw:frame draw:style-name="gr25" draw:text-style-name="P17" draw:layer="layout" svg:width="4.798cm" svg:height="5.674cm" svg:x="38.075cm" svg:y="12.258cm">
          <draw:text-box>
            <text:p><text:span text:style-name="T1">V</text:span><text:span text:style-name="T1"> </text:span></text:p>
          </draw:text-box>
        </draw:frame>
        <draw:frame draw:style-name="gr26" draw:text-style-name="P18" draw:layer="layout" svg:width="0.988cm" svg:height="2.838cm" svg:x="41.889cm" svg:y="12.446cm">
          <draw:text-box>
            <text:p><text:span text:style-name="T2">*</text:span></text:p>
          </draw:text-box>
        </draw:frame>
        <draw:frame draw:style-name="gr44" draw:text-style-name="P18" draw:layer="layout" svg:width="3.744cm" svg:height="2.838cm" svg:x="38.481cm" svg:y="18.121cm">
          <draw:text-box>
            <text:p><text:span text:style-name="T2">r</text:span><text:span text:style-name="T2">×</text:span><text:span text:style-name="T2">n</text:span></text:p>
          </draw:text-box>
        </draw:frame>
        <draw:frame draw:style-name="gr26" draw:text-style-name="P26" draw:layer="layout" svg:width="0.988cm" svg:height="2.838cm" svg:x="41.328cm" svg:y="15.065cm">
          <draw:text-box>
            <text:p><text:span text:style-name="T4">r</text:span></text:p>
          </draw:text-box>
        </draw:frame>
        <draw:polygon draw:style-name="gr28" draw:text-style-name="P19" draw:layer="layout" svg:width="2.287cm" svg:height="2.287cm" svg:x="27.199cm" svg:y="2.506cm" svg:viewBox="0 0 2288 2288" draw:points="1144,2288 0,2288 0,0 2288,0 2288,2288">
          <text:p/>
        </draw:polygon>
        <draw:polygon draw:style-name="gr29" draw:text-style-name="P20" draw:layer="layout" svg:width="2.287cm" svg:height="2.287cm" svg:x="27.199cm" svg:y="2.506cm" svg:viewBox="0 0 2288 2288" draw:points="1144,2288 0,2288 0,0 2288,0 2288,2288">
          <text:p/>
        </draw:polygon>
        <draw:polygon draw:style-name="gr29" draw:text-style-name="P20" draw:layer="layout" svg:width="2.286cm" svg:height="2.287cm" svg:x="29.487cm" svg:y="2.506cm" svg:viewBox="0 0 2287 2288" draw:points="1144,2288 0,2288 0,0 2287,0 2287,2288">
          <text:p/>
        </draw:polygon>
        <draw:polygon draw:style-name="gr30" draw:text-style-name="P21" draw:layer="layout" svg:width="2.286cm" svg:height="2.287cm" svg:x="29.487cm" svg:y="4.793cm" svg:viewBox="0 0 2287 2288" draw:points="1144,2288 0,2288 0,0 2287,0 2287,2288">
          <text:p/>
        </draw:polygon>
        <draw:polygon draw:style-name="gr31" draw:text-style-name="P22" draw:layer="layout" svg:width="2.286cm" svg:height="2.287cm" svg:x="29.487cm" svg:y="4.793cm" svg:viewBox="0 0 2287 2288" draw:points="1144,2288 0,2288 0,0 2287,0 2287,2288">
          <text:p/>
        </draw:polygon>
        <draw:frame draw:style-name="gr34" draw:text-style-name="P25" draw:layer="layout" svg:width="1.255cm" svg:height="2.524cm" svg:x="30.008cm" svg:y="2.425cm">
          <draw:text-box>
            <text:p><text:span text:style-name="T3">0</text:span></text:p>
          </draw:text-box>
        </draw:frame>
        <draw:polygon draw:style-name="gr31" draw:text-style-name="P22" draw:layer="layout" svg:width="2.287cm" svg:height="2.287cm" svg:x="27.199cm" svg:y="4.793cm" svg:viewBox="0 0 2288 2288" draw:points="1144,2288 0,2288 0,0 2288,0 2288,2288">
          <text:p/>
        </draw:polygon>
        <draw:frame draw:style-name="gr34" draw:text-style-name="P25" draw:layer="layout" svg:width="1.255cm" svg:height="2.524cm" svg:x="27.72cm" svg:y="4.713cm">
          <draw:text-box>
            <text:p><text:span text:style-name="T3">0</text:span></text:p>
          </draw:text-box>
        </draw:frame>
        <draw:polygon draw:style-name="gr45" draw:text-style-name="P22" draw:layer="layout" svg:width="4.574cm" svg:height="4.575cm" svg:x="27.199cm" svg:y="2.506cm" svg:viewBox="0 0 4575 4576" draw:points="2288,4576 0,4576 0,0 4575,0 4575,4576">
          <text:p/>
        </draw:polygon>
        <draw:frame draw:style-name="gr36" draw:text-style-name="P25" draw:layer="layout" svg:width="1.894cm" svg:height="2.524cm" svg:x="27.404cm" svg:y="2.417cm">
          <draw:text-box>
            <text:p><text:span text:style-name="T3">✱</text:span></text:p>
          </draw:text-box>
        </draw:frame>
        <draw:frame draw:style-name="gr36" draw:text-style-name="P25" draw:layer="layout" svg:width="1.894cm" svg:height="2.524cm" svg:x="29.691cm" svg:y="4.704cm">
          <draw:text-box>
            <text:p><text:span text:style-name="T3">✱</text:span></text:p>
          </draw:text-box>
        </draw:frame>
      </draw:page>
      <draw:page draw:name="page4" draw:style-name="dp1" draw:master-page-name="Default">
        <draw:path draw:style-name="gr46" draw:text-style-name="P27" draw:layer="layout" svg:width="0.187cm" svg:height="0.185cm" svg:x="21.478cm" svg:y="23.948cm" svg:viewBox="0 0 188 186" svg:d="M151 30c12-21 24-22 33-22 3 0 4-5 4-5 0-2-2-3-4-3-7 0-14 1-21 1-9 0-18-1-27-1-1 0-4 0-4 5 0 3 2 3 4 3 7 0 12 3 12 9 0 4-4 10-4 10l-81 129-18-140c0-5 6-8 18-8 4 0 7 0 7-5 0-2-3-3-4-3-11 0-22 1-33 1-4 0-9 0-14 0s-10-1-14-1c-2 0-5 0-5 5 0 3 2 3 6 3 15 0 15 2 16 9l21 163c0 5 2 6 5 6 4 0 5-1 7-5z">
          <text:p/>
        </draw:path>
        <draw:path draw:style-name="gr46" draw:text-style-name="P27" draw:layer="layout" svg:width="0.091cm" svg:height="0.087cm" svg:x="21.683cm" svg:y="23.942cm" svg:viewBox="0 0 92 88" svg:d="M89 37c3-1 3-2 3-3 0-2-1-2-2-2s-32 5-37 7l-4-34c-1-3-1-5-3-5s-3 1-3 4l-4 35-34-7c-2 0-3 0-3 0-1 0-2 0-2 2 0 1 0 1 1 2 0 1 30 14 34 16l-17 30c-1 3-1 3-1 3 0 2 1 3 2 3 2 0 5-4 12-13 5-5 10-9 15-14 9 9 22 23 24 25s2 2 3 2 3-1 3-3c0 0-3-4-4-7l-15-26z">
          <text:p/>
        </draw:path>
        <draw:polygon draw:style-name="gr1" draw:text-style-name="P1" draw:layer="layout" svg:width="2.287cm" svg:height="2.287cm" svg:x="2.532cm" svg:y="2.522cm" svg:viewBox="0 0 2288 2288" draw:points="1144,2288 0,2288 0,0 2288,0 2288,2288">
          <text:p/>
        </draw:polygon>
        <draw:polygon draw:style-name="gr2" draw:text-style-name="P2" draw:layer="layout" svg:width="2.287cm" svg:height="2.287cm" svg:x="2.532cm" svg:y="2.522cm" svg:viewBox="0 0 2288 2288" draw:points="1144,2288 0,2288 0,0 2288,0 2288,2288">
          <text:p/>
        </draw:polygon>
        <draw:polygon draw:style-name="gr1" draw:text-style-name="P1" draw:layer="layout" svg:width="2.287cm" svg:height="2.287cm" svg:x="2.532cm" svg:y="4.81cm" svg:viewBox="0 0 2288 2288" draw:points="1144,2288 0,2288 0,0 2288,0 2288,2288">
          <text:p/>
        </draw:polygon>
        <draw:polygon draw:style-name="gr2" draw:text-style-name="P2" draw:layer="layout" svg:width="2.287cm" svg:height="2.287cm" svg:x="2.532cm" svg:y="4.81cm" svg:viewBox="0 0 2288 2288" draw:points="1144,2288 0,2288 0,0 2288,0 2288,2288">
          <text:p/>
        </draw:polygon>
        <draw:polygon draw:style-name="gr1" draw:text-style-name="P1" draw:layer="layout" svg:width="2.287cm" svg:height="2.287cm" svg:x="2.532cm" svg:y="7.098cm" svg:viewBox="0 0 2288 2288" draw:points="1144,2288 0,2288 0,0 2288,0 2288,2288">
          <text:p/>
        </draw:polygon>
        <draw:polygon draw:style-name="gr2" draw:text-style-name="P2" draw:layer="layout" svg:width="2.287cm" svg:height="2.287cm" svg:x="2.532cm" svg:y="7.098cm" svg:viewBox="0 0 2288 2288" draw:points="1144,2288 0,2288 0,0 2288,0 2288,2288">
          <text:p/>
        </draw:polygon>
        <draw:polygon draw:style-name="gr1" draw:text-style-name="P1" draw:layer="layout" svg:width="2.287cm" svg:height="2.287cm" svg:x="2.532cm" svg:y="9.386cm" svg:viewBox="0 0 2288 2288" draw:points="1144,2288 0,2288 0,0 2288,0 2288,2288">
          <text:p/>
        </draw:polygon>
        <draw:polygon draw:style-name="gr2" draw:text-style-name="P2" draw:layer="layout" svg:width="2.287cm" svg:height="2.287cm" svg:x="2.532cm" svg:y="9.386cm" svg:viewBox="0 0 2288 2288" draw:points="1144,2288 0,2288 0,0 2288,0 2288,2288">
          <text:p/>
        </draw:polygon>
        <draw:polygon draw:style-name="gr1" draw:text-style-name="P1" draw:layer="layout" svg:width="2.287cm" svg:height="2.287cm" svg:x="4.82cm" svg:y="2.522cm" svg:viewBox="0 0 2288 2288" draw:points="1144,2288 0,2288 0,0 2288,0 2288,2288">
          <text:p/>
        </draw:polygon>
        <draw:polygon draw:style-name="gr2" draw:text-style-name="P2" draw:layer="layout" svg:width="2.287cm" svg:height="2.287cm" svg:x="4.82cm" svg:y="2.522cm" svg:viewBox="0 0 2288 2288" draw:points="1144,2288 0,2288 0,0 2288,0 2288,2288">
          <text:p/>
        </draw:polygon>
        <draw:polygon draw:style-name="gr1" draw:text-style-name="P1" draw:layer="layout" svg:width="2.287cm" svg:height="2.287cm" svg:x="4.82cm" svg:y="4.81cm" svg:viewBox="0 0 2288 2288" draw:points="1144,2288 0,2288 0,0 2288,0 2288,2288">
          <text:p/>
        </draw:polygon>
        <draw:polygon draw:style-name="gr2" draw:text-style-name="P2" draw:layer="layout" svg:width="2.287cm" svg:height="2.287cm" svg:x="4.82cm" svg:y="4.81cm" svg:viewBox="0 0 2288 2288" draw:points="1144,2288 0,2288 0,0 2288,0 2288,2288">
          <text:p/>
        </draw:polygon>
        <draw:polygon draw:style-name="gr1" draw:text-style-name="P1" draw:layer="layout" svg:width="2.287cm" svg:height="2.287cm" svg:x="4.82cm" svg:y="7.098cm" svg:viewBox="0 0 2288 2288" draw:points="1144,2288 0,2288 0,0 2288,0 2288,2288">
          <text:p/>
        </draw:polygon>
        <draw:polygon draw:style-name="gr2" draw:text-style-name="P2" draw:layer="layout" svg:width="2.287cm" svg:height="2.287cm" svg:x="4.82cm" svg:y="7.098cm" svg:viewBox="0 0 2288 2288" draw:points="1144,2288 0,2288 0,0 2288,0 2288,2288">
          <text:p/>
        </draw:polygon>
        <draw:polygon draw:style-name="gr1" draw:text-style-name="P1" draw:layer="layout" svg:width="2.287cm" svg:height="2.287cm" svg:x="4.82cm" svg:y="9.386cm" svg:viewBox="0 0 2288 2288" draw:points="1144,2288 0,2288 0,0 2288,0 2288,2288">
          <text:p/>
        </draw:polygon>
        <draw:polygon draw:style-name="gr2" draw:text-style-name="P2" draw:layer="layout" svg:width="2.287cm" svg:height="2.287cm" svg:x="4.82cm" svg:y="9.386cm" svg:viewBox="0 0 2288 2288" draw:points="1144,2288 0,2288 0,0 2288,0 2288,2288">
          <text:p/>
        </draw:polygon>
        <draw:polygon draw:style-name="gr1" draw:text-style-name="P1" draw:layer="layout" svg:width="2.287cm" svg:height="2.287cm" svg:x="7.108cm" svg:y="2.522cm" svg:viewBox="0 0 2288 2288" draw:points="1144,2288 0,2288 0,0 2288,0 2288,2288">
          <text:p/>
        </draw:polygon>
        <draw:polygon draw:style-name="gr2" draw:text-style-name="P2" draw:layer="layout" svg:width="2.287cm" svg:height="2.287cm" svg:x="7.108cm" svg:y="2.522cm" svg:viewBox="0 0 2288 2288" draw:points="1144,2288 0,2288 0,0 2288,0 2288,2288">
          <text:p/>
        </draw:polygon>
        <draw:polygon draw:style-name="gr1" draw:text-style-name="P1" draw:layer="layout" svg:width="2.287cm" svg:height="2.287cm" svg:x="7.108cm" svg:y="4.81cm" svg:viewBox="0 0 2288 2288" draw:points="1144,2288 0,2288 0,0 2288,0 2288,2288">
          <text:p/>
        </draw:polygon>
        <draw:polygon draw:style-name="gr2" draw:text-style-name="P2" draw:layer="layout" svg:width="2.287cm" svg:height="2.287cm" svg:x="7.108cm" svg:y="4.81cm" svg:viewBox="0 0 2288 2288" draw:points="1144,2288 0,2288 0,0 2288,0 2288,2288">
          <text:p/>
        </draw:polygon>
        <draw:polygon draw:style-name="gr1" draw:text-style-name="P1" draw:layer="layout" svg:width="2.287cm" svg:height="2.287cm" svg:x="7.108cm" svg:y="7.098cm" svg:viewBox="0 0 2288 2288" draw:points="1144,2288 0,2288 0,0 2288,0 2288,2288">
          <text:p/>
        </draw:polygon>
        <draw:polygon draw:style-name="gr2" draw:text-style-name="P2" draw:layer="layout" svg:width="2.287cm" svg:height="2.287cm" svg:x="7.108cm" svg:y="7.098cm" svg:viewBox="0 0 2288 2288" draw:points="1144,2288 0,2288 0,0 2288,0 2288,2288">
          <text:p/>
        </draw:polygon>
        <draw:polygon draw:style-name="gr1" draw:text-style-name="P1" draw:layer="layout" svg:width="2.287cm" svg:height="2.287cm" svg:x="7.108cm" svg:y="9.386cm" svg:viewBox="0 0 2288 2288" draw:points="1144,2288 0,2288 0,0 2288,0 2288,2288">
          <text:p/>
        </draw:polygon>
        <draw:polygon draw:style-name="gr2" draw:text-style-name="P2" draw:layer="layout" svg:width="2.287cm" svg:height="2.287cm" svg:x="7.108cm" svg:y="9.386cm" svg:viewBox="0 0 2288 2288" draw:points="1144,2288 0,2288 0,0 2288,0 2288,2288">
          <text:p/>
        </draw:polygon>
        <draw:polygon draw:style-name="gr3" draw:text-style-name="P2" draw:layer="layout" svg:width="6.863cm" svg:height="9.151cm" svg:x="2.532cm" svg:y="2.522cm" svg:viewBox="0 0 6864 9152" draw:points="3432,9152 0,9152 0,0 6864,0 6864,9152">
          <text:p/>
        </draw:polygon>
        <draw:polygon draw:style-name="gr4" draw:text-style-name="P3" draw:layer="layout" svg:width="2.287cm" svg:height="2.287cm" svg:x="15.955cm" svg:y="2.522cm" svg:viewBox="0 0 2288 2288" draw:points="1144,2288 0,2288 0,0 2288,0 2288,2288">
          <text:p/>
        </draw:polygon>
        <draw:polygon draw:style-name="gr5" draw:text-style-name="P4" draw:layer="layout" svg:width="2.287cm" svg:height="2.287cm" svg:x="15.955cm" svg:y="2.522cm" svg:viewBox="0 0 2288 2288" draw:points="1144,2288 0,2288 0,0 2288,0 2288,2288">
          <text:p/>
        </draw:polygon>
        <draw:polygon draw:style-name="gr4" draw:text-style-name="P3" draw:layer="layout" svg:width="2.287cm" svg:height="2.287cm" svg:x="15.955cm" svg:y="4.81cm" svg:viewBox="0 0 2288 2288" draw:points="1144,2288 0,2288 0,0 2288,0 2288,2288">
          <text:p/>
        </draw:polygon>
        <draw:polygon draw:style-name="gr5" draw:text-style-name="P4" draw:layer="layout" svg:width="2.287cm" svg:height="2.287cm" svg:x="15.955cm" svg:y="4.81cm" svg:viewBox="0 0 2288 2288" draw:points="1144,2288 0,2288 0,0 2288,0 2288,2288">
          <text:p/>
        </draw:polygon>
        <draw:polygon draw:style-name="gr4" draw:text-style-name="P3" draw:layer="layout" svg:width="2.287cm" svg:height="2.287cm" svg:x="15.955cm" svg:y="7.098cm" svg:viewBox="0 0 2288 2288" draw:points="1144,2288 0,2288 0,0 2288,0 2288,2288">
          <text:p/>
        </draw:polygon>
        <draw:polygon draw:style-name="gr5" draw:text-style-name="P4" draw:layer="layout" svg:width="2.287cm" svg:height="2.287cm" svg:x="15.955cm" svg:y="7.098cm" svg:viewBox="0 0 2288 2288" draw:points="1144,2288 0,2288 0,0 2288,0 2288,2288">
          <text:p/>
        </draw:polygon>
        <draw:polygon draw:style-name="gr4" draw:text-style-name="P3" draw:layer="layout" svg:width="2.287cm" svg:height="2.287cm" svg:x="15.955cm" svg:y="9.386cm" svg:viewBox="0 0 2288 2288" draw:points="1144,2288 0,2288 0,0 2288,0 2288,2288">
          <text:p/>
        </draw:polygon>
        <draw:polygon draw:style-name="gr5" draw:text-style-name="P4" draw:layer="layout" svg:width="2.287cm" svg:height="2.287cm" svg:x="15.955cm" svg:y="9.386cm" svg:viewBox="0 0 2288 2288" draw:points="1144,2288 0,2288 0,0 2288,0 2288,2288">
          <text:p/>
        </draw:polygon>
        <draw:polygon draw:style-name="gr47" draw:text-style-name="P4" draw:layer="layout" svg:width="2.287cm" svg:height="9.151cm" svg:x="15.955cm" svg:y="2.522cm" svg:viewBox="0 0 2288 9152" draw:points="1144,9152 0,9152 0,0 2288,0 2288,9152">
          <text:p/>
        </draw:polygon>
        <draw:polygon draw:style-name="gr47" draw:text-style-name="P4" draw:layer="layout" svg:width="2.287cm" svg:height="9.151cm" svg:x="15.955cm" svg:y="2.522cm" svg:viewBox="0 0 2288 9152" draw:points="1144,9152 0,9152 0,0 2288,0 2288,9152">
          <text:p/>
        </draw:polygon>
        <draw:polygon draw:style-name="gr13" draw:text-style-name="P11" draw:layer="layout" svg:width="2.287cm" svg:height="2.287cm" svg:x="35.385cm" svg:y="2.522cm" svg:viewBox="0 0 2288 2288" draw:points="1144,2288 0,2288 0,0 2288,0 2288,2288">
          <text:p/>
        </draw:polygon>
        <draw:polygon draw:style-name="gr14" draw:text-style-name="P12" draw:layer="layout" svg:width="2.287cm" svg:height="2.287cm" svg:x="35.385cm" svg:y="2.522cm" svg:viewBox="0 0 2288 2288" draw:points="1144,2288 0,2288 0,0 2288,0 2288,2288">
          <text:p/>
        </draw:polygon>
        <draw:polygon draw:style-name="gr13" draw:text-style-name="P11" draw:layer="layout" svg:width="2.287cm" svg:height="2.287cm" svg:x="37.673cm" svg:y="2.522cm" svg:viewBox="0 0 2288 2288" draw:points="1144,2288 0,2288 0,0 2288,0 2288,2288">
          <text:p/>
        </draw:polygon>
        <draw:polygon draw:style-name="gr14" draw:text-style-name="P12" draw:layer="layout" svg:width="2.287cm" svg:height="2.287cm" svg:x="37.673cm" svg:y="2.522cm" svg:viewBox="0 0 2288 2288" draw:points="1144,2288 0,2288 0,0 2288,0 2288,2288">
          <text:p/>
        </draw:polygon>
        <draw:polygon draw:style-name="gr13" draw:text-style-name="P11" draw:layer="layout" svg:width="2.287cm" svg:height="2.287cm" svg:x="39.961cm" svg:y="2.522cm" svg:viewBox="0 0 2288 2288" draw:points="1144,2288 0,2288 0,0 2288,0 2288,2288">
          <text:p/>
        </draw:polygon>
        <draw:polygon draw:style-name="gr14" draw:text-style-name="P12" draw:layer="layout" svg:width="2.287cm" svg:height="2.287cm" svg:x="39.961cm" svg:y="2.522cm" svg:viewBox="0 0 2288 2288" draw:points="1144,2288 0,2288 0,0 2288,0 2288,2288">
          <text:p/>
        </draw:polygon>
        <draw:polygon draw:style-name="gr48" draw:text-style-name="P12" draw:layer="layout" svg:width="6.863cm" svg:height="2.287cm" svg:x="35.385cm" svg:y="2.522cm" svg:viewBox="0 0 6864 2288" draw:points="3432,2288 0,2288 0,0 6864,0 6864,2288">
          <text:p/>
        </draw:polygon>
        <draw:polygon draw:style-name="gr48" draw:text-style-name="P12" draw:layer="layout" svg:width="6.863cm" svg:height="2.287cm" svg:x="35.385cm" svg:y="2.522cm" svg:viewBox="0 0 6864 2288" draw:points="3432,2288 0,2288 0,0 6864,0 6864,2288">
          <text:p/>
        </draw:polygon>
        <draw:frame draw:style-name="gr22" draw:text-style-name="P17" draw:layer="layout" svg:width="3.672cm" svg:height="5.674cm" svg:x="16.052cm" svg:y="12.886cm">
          <draw:text-box>
            <text:p><text:span text:style-name="T1">U</text:span></text:p>
          </draw:text-box>
        </draw:frame>
        <draw:frame draw:style-name="gr49" draw:text-style-name="P18" draw:layer="layout" svg:width="4.307cm" svg:height="2.838cm" svg:x="15.73cm" svg:y="18.827cm">
          <draw:text-box>
            <text:p><text:span text:style-name="T2">m×t</text:span></text:p>
          </draw:text-box>
        </draw:frame>
        <draw:frame draw:style-name="gr50" draw:text-style-name="P26" draw:layer="layout" svg:width="0.849cm" svg:height="2.838cm" svg:x="20.14cm" svg:y="15.77cm">
          <draw:text-box>
            <text:p><text:span text:style-name="T4">t</text:span></text:p>
          </draw:text-box>
        </draw:frame>
        <draw:frame draw:style-name="gr24" draw:text-style-name="P17" draw:layer="layout" svg:width="3.05cm" svg:height="5.674cm" svg:x="28.025cm" svg:y="12.963cm">
          <draw:text-box>
            <text:p><text:span text:style-name="T1">Σ</text:span></text:p>
          </draw:text-box>
        </draw:frame>
        <draw:frame draw:style-name="gr51" draw:text-style-name="P18" draw:layer="layout" svg:width="2.898cm" svg:height="2.838cm" svg:x="28.122cm" svg:y="18.827cm">
          <draw:text-box>
            <text:p><text:span text:style-name="T2">t×t</text:span></text:p>
          </draw:text-box>
        </draw:frame>
        <draw:frame draw:style-name="gr50" draw:text-style-name="P26" draw:layer="layout" svg:width="0.849cm" svg:height="2.838cm" svg:x="31.956cm" svg:y="15.77cm">
          <draw:text-box>
            <text:p><text:span text:style-name="T4">t</text:span></text:p>
          </draw:text-box>
        </draw:frame>
        <draw:frame draw:style-name="gr25" draw:text-style-name="P17" draw:layer="layout" svg:width="4.798cm" svg:height="5.674cm" svg:x="38.064cm" svg:y="12.963cm">
          <draw:text-box>
            <text:p><text:span text:style-name="T1">V</text:span><text:span text:style-name="T1"> </text:span></text:p>
          </draw:text-box>
        </draw:frame>
        <draw:frame draw:style-name="gr26" draw:text-style-name="P18" draw:layer="layout" svg:width="0.988cm" svg:height="2.838cm" svg:x="41.878cm" svg:y="13.151cm">
          <draw:text-box>
            <text:p><text:span text:style-name="T2">*</text:span></text:p>
          </draw:text-box>
        </draw:frame>
        <draw:frame draw:style-name="gr52" draw:text-style-name="P18" draw:layer="layout" svg:width="3.605cm" svg:height="2.838cm" svg:x="38.536cm" svg:y="18.827cm">
          <draw:text-box>
            <text:p><text:span text:style-name="T2">t</text:span><text:span text:style-name="T2">×</text:span><text:span text:style-name="T2">n</text:span></text:p>
          </draw:text-box>
        </draw:frame>
        <draw:frame draw:style-name="gr50" draw:text-style-name="P26" draw:layer="layout" svg:width="0.849cm" svg:height="2.838cm" svg:x="41.382cm" svg:y="15.77cm">
          <draw:text-box>
            <text:p><text:span text:style-name="T4">t</text:span></text:p>
          </draw:text-box>
        </draw:frame>
        <draw:frame draw:style-name="gr20" draw:text-style-name="P17" draw:layer="layout" svg:width="4.235cm" svg:height="5.674cm" svg:x="3.853cm" svg:y="12.99cm">
          <draw:text-box>
            <text:p><text:span text:style-name="T1">M</text:span></text:p>
          </draw:text-box>
        </draw:frame>
        <draw:frame draw:style-name="gr21" draw:text-style-name="P18" draw:layer="layout" svg:width="5.014cm" svg:height="2.838cm" svg:x="3.464cm" svg:y="18.854cm">
          <draw:text-box>
            <text:p><text:span text:style-name="T2">m</text:span><text:span text:style-name="T2">×</text:span><text:span text:style-name="T2">n</text:span></text:p>
          </draw:text-box>
        </draw:frame>
        <draw:frame draw:style-name="gr53" draw:text-style-name="P28" draw:layer="layout" svg:width="1.695cm" svg:height="5.674cm" svg:x="5.101cm" svg:y="12.716cm">
          <draw:text-box>
            <text:p><text:span text:style-name="T5">‾</text:span></text:p>
          </draw:text-box>
        </draw:frame>
        <draw:polygon draw:style-name="gr28" draw:text-style-name="P19" draw:layer="layout" svg:width="2.287cm" svg:height="2.287cm" svg:x="27.937cm" svg:y="2.522cm" svg:viewBox="0 0 2288 2288" draw:points="1144,2288 0,2288 0,0 2288,0 2288,2288">
          <text:p/>
        </draw:polygon>
        <draw:polygon draw:style-name="gr29" draw:text-style-name="P20" draw:layer="layout" svg:width="2.287cm" svg:height="2.287cm" svg:x="27.937cm" svg:y="2.522cm" svg:viewBox="0 0 2288 2288" draw:points="1144,2288 0,2288 0,0 2288,0 2288,2288">
          <text:p/>
        </draw:polygon>
        <draw:polygon draw:style-name="gr54" draw:text-style-name="P20" draw:layer="layout" svg:width="2.287cm" svg:height="2.287cm" svg:x="27.937cm" svg:y="2.522cm" svg:viewBox="0 0 2288 2288" draw:points="1144,2288 0,2288 0,0 2288,0 2288,2288">
          <text:p/>
        </draw:polygon>
        <draw:frame draw:style-name="gr36" draw:text-style-name="P25" draw:layer="layout" svg:width="1.894cm" svg:height="2.524cm" svg:x="28.141cm" svg:y="2.434cm">
          <draw:text-box>
            <text:p><text:span text:style-name="T3">✱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wiss" style:font-pitch="variable"/>
    <style:font-face style:name="Unifont1" svg:font-family="Unifont" style:font-family-generic="system" style:font-pitch="variable"/>
    <style:font-face style:name="sans-serif" svg:font-family="sans-serif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1" style:font-family-asian="Unifont" style:font-family-generic-asian="system" style:font-pitch-asian="variable" style:font-size-asian="18pt" style:font-style-asian="normal" style:font-weight-asian="normal" style:font-name-complex="Unifont1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4cm" fo:margin-bottom="2.544cm" fo:margin-left="2.544cm" fo:margin-right="2.544cm" fo:page-width="45.72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4T14:05:55.936080144</dc:date>
    <meta:editing-duration>PT2H28M42S</meta:editing-duration>
    <meta:editing-cycles>3</meta:editing-cycles>
    <meta:generator>LibreOffice/7.3.7.2$Linux_X86_64 LibreOffice_project/30$Build-2</meta:generator>
    <meta:document-statistic meta:object-count="376"/>
  </office:meta>
</office:document-meta>
</file>